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ira Code" svg:font-family="'Fira Code'" style:font-pitch="fixed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471cm" style:rel-column-width="1815*"/>
    </style:style>
    <style:style style:name="Table1.B" style:family="table-column">
      <style:table-column-properties style:column-width="16.529cm" style:rel-column-width="63720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style:font-name="Liberation Serif" fo:font-size="12pt" fo:font-style="normal" officeooo:rsid="002f09de" officeooo:paragraph-rsid="002b34cc" style:font-size-asian="12pt" style:font-style-asian="normal" style:font-size-complex="12pt" style:font-style-complex="normal"/>
    </style:style>
    <style:style style:name="P2" style:family="paragraph" style:parent-style-name="Text_20_body">
      <style:text-properties fo:language="pl" fo:country="PL" officeooo:rsid="00311a15" officeooo:paragraph-rsid="00311a15"/>
    </style:style>
    <style:style style:name="P3" style:family="paragraph" style:parent-style-name="Text_20_body">
      <style:paragraph-properties fo:text-align="start" style:justify-single-word="false"/>
      <style:text-properties officeooo:rsid="0032acdd" officeooo:paragraph-rsid="0032acdd"/>
    </style:style>
    <style:style style:name="P4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2acdd" officeooo:paragraph-rsid="0032acdd"/>
    </style:style>
    <style:style style:name="P5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officeooo:rsid="0032acdd" officeooo:paragraph-rsid="0032acdd" style:font-style-asian="italic" style:font-style-complex="italic"/>
    </style:style>
    <style:style style:name="P6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officeooo:rsid="0032def3" officeooo:paragraph-rsid="0032def3" style:font-style-asian="italic" style:font-style-complex="italic"/>
    </style:style>
    <style:style style:name="P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2def3" officeooo:paragraph-rsid="00330a0a"/>
    </style:style>
    <style:style style:name="P8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2def3" officeooo:paragraph-rsid="00341d6f"/>
    </style:style>
    <style:style style:name="P9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41d6f" officeooo:paragraph-rsid="00330a0a"/>
    </style:style>
    <style:style style:name="P10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41d6f" officeooo:paragraph-rsid="00341d6f"/>
    </style:style>
    <style:style style:name="P11" style:family="paragraph" style:parent-style-name="Text_20_body">
      <style:paragraph-properties fo:text-align="start" style:justify-single-word="false"/>
      <style:text-properties officeooo:rsid="0037705f" officeooo:paragraph-rsid="0037705f"/>
    </style:style>
    <style:style style:name="P12" style:family="paragraph" style:parent-style-name="Text_20_body">
      <style:paragraph-properties fo:text-align="start" style:justify-single-word="false"/>
      <style:text-properties officeooo:rsid="0037705f" officeooo:paragraph-rsid="00387516"/>
    </style:style>
    <style:style style:name="P13" style:family="paragraph" style:parent-style-name="Text_20_body">
      <style:paragraph-properties fo:text-align="start" style:justify-single-word="false"/>
      <style:text-properties officeooo:rsid="0038a754" officeooo:paragraph-rsid="0038a754"/>
    </style:style>
    <style:style style:name="P14" style:family="paragraph" style:parent-style-name="Code">
      <style:text-properties style:font-name="Liberation Serif" fo:font-size="6pt" officeooo:rsid="0023c045" officeooo:paragraph-rsid="0023c045" style:font-size-asian="6pt" style:font-size-complex="6pt"/>
    </style:style>
    <style:style style:name="P15" style:family="paragraph" style:parent-style-name="Code">
      <style:text-properties style:font-name="Liberation Serif" fo:font-size="6pt" officeooo:rsid="00346041" officeooo:paragraph-rsid="00346041" style:font-size-asian="6pt" style:font-size-complex="6pt"/>
    </style:style>
    <style:style style:name="P16" style:family="paragraph" style:parent-style-name="Code">
      <style:text-properties officeooo:paragraph-rsid="00346041"/>
    </style:style>
    <style:style style:name="P17" style:family="paragraph" style:parent-style-name="Code">
      <style:text-properties officeooo:rsid="00346041" officeooo:paragraph-rsid="00346041"/>
    </style:style>
    <style:style style:name="P18" style:family="paragraph" style:parent-style-name="Standard">
      <style:paragraph-properties fo:text-align="start" style:justify-single-word="false"/>
      <style:text-properties officeooo:rsid="00226aba" officeooo:paragraph-rsid="00319b63"/>
    </style:style>
    <style:style style:name="P19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officeooo:rsid="00330a0a" officeooo:paragraph-rsid="00330a0a" style:font-style-asian="normal" style:font-style-complex="normal"/>
    </style:style>
    <style:style style:name="P20" style:family="paragraph" style:parent-style-name="Heading_20_1">
      <style:text-properties fo:language="pl" fo:country="PL" officeooo:rsid="00311a15" officeooo:paragraph-rsid="00311a15"/>
    </style:style>
    <style:style style:name="P21" style:family="paragraph" style:parent-style-name="Heading_20_2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officeooo:rsid="0032def3" officeooo:paragraph-rsid="0032def3" style:font-style-asian="normal" style:font-style-complex="normal"/>
    </style:style>
    <style:style style:name="P22" style:family="paragraph" style:parent-style-name="Heading_20_2">
      <style:text-properties officeooo:rsid="0037705f" officeooo:paragraph-rsid="0037705f"/>
    </style:style>
    <style:style style:name="P23" style:family="paragraph" style:parent-style-name="Heading_20_2">
      <style:text-properties officeooo:rsid="0035fafd" officeooo:paragraph-rsid="0035fafd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7516" style:font-style-asian="italic" style:font-style-complex="italic"/>
    </style:style>
    <style:style style:name="T3" style:family="text">
      <style:text-properties fo:font-style="italic" officeooo:rsid="0038a75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2def3" style:font-style-asian="normal" style:font-style-complex="normal"/>
    </style:style>
    <style:style style:name="T6" style:family="text">
      <style:text-properties fo:font-style="normal" officeooo:rsid="00330a0a" style:font-style-asian="normal" style:font-style-complex="normal"/>
    </style:style>
    <style:style style:name="T7" style:family="text">
      <style:text-properties fo:font-style="normal" officeooo:rsid="00341d6f" style:font-style-asian="normal" style:font-style-complex="normal"/>
    </style:style>
    <style:style style:name="T8" style:family="text">
      <style:text-properties fo:font-style="normal" officeooo:rsid="00387516" style:font-style-asian="normal" style:font-style-complex="normal"/>
    </style:style>
    <style:style style:name="T9" style:family="text">
      <style:text-properties fo:font-style="normal" officeooo:rsid="0038a754" style:font-style-asian="normal" style:font-style-complex="normal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20" text:outline-level="1">Dopasowanie trendu sinusoidalnego przy pomocy statystyki bayesowskiej</text:h>
      <text:p text:style-name="P2">Dla związków między zmienną ilościową a zmienną wyrażającą datę w której spodziewamy się istnienia sezonowości, wykorzystano między innymi, analizę bayesowską w celu zbadania istnienia komponentu sinusoidalnego.</text:p>
      <text:p text:style-name="P2">Statystyka bayesowska ma tą przewagę nad innymi metodami, że pozwala nie tylko określić parametry dopasowanego komponentu, ale również ich rozkłady, z których można odczytać niepewność dopasowania lepiej, niż miałobyto miejsce w przypadku metod produkujących istotność statystyczną.</text:p>
      <text:h text:style-name="Heading_20_2" text:outline-level="2">Postać dopasowywanej funkcji</text:h>
      <text:p text:style-name="P3">Załóżmy, że mamy <text:span text:style-name="T1">N</text:span><text:span text:style-name="T4"> obserwacji zmiennej zależnej </text:span><text:span text:style-name="T4"><draw:g text:anchor-type="as-char" svg:y="-0.318cm" draw:z-index="0" draw:style-name="gr1"><svg:title>TexMaths</svg:title><svg:desc>12§display§y_i \em \left( i \in 1 \ldots N  \right)§svg§600§FALSE§</svg:desc><draw:polygon draw:style-name="gr2" draw:text-style-name="P24" svg:width="2.63cm" svg:height="0.42cm" svg:x="0cm" svg:y="0.001cm" svg:viewBox="0 0 2631 421" draw:points="1316,421 0,421 0,0 2631,0 2631,421"><text:p/></draw:polygon><draw:path draw:style-name="gr3" draw:text-style-name="P25" svg:width="0.195cm" svg:height="0.273cm" svg:x="0.012cm" svg:y="0.129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25" svg:width="0.089cm" svg:height="0.198cm" svg:x="0.22cm" svg:y="0.18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5" svg:width="0.097cm" svg:height="0.421cm" svg:x="0.459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5" svg:width="0.112cm" svg:height="0.283cm" svg:x="0.593cm" svg:y="0.035cm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5" svg:width="0.211cm" svg:height="0.245cm" svg:x="0.877cm" svg:y="0.085cm" svg:viewBox="0 0 212 246" svg:d="M197 132c7 0 15 0 15-10 0-8-8-8-15-8h-180c5-56 54-97 114-97h66c7 0 15 0 15-9 0-8-8-8-15-8h-67c-72 0-130 55-130 122 0 68 58 124 130 124h67c7 0 15 0 15-8 0-10-8-10-15-10h-66c-60 0-109-40-114-96z"><text:p/></draw:path><draw:path draw:style-name="gr3" draw:text-style-name="P25" svg:width="0.139cm" svg:height="0.281cm" svg:x="1.278cm" svg:y="0.035cm" svg:viewBox="0 0 140 282" svg:d="M88 11c0-10 0-11-11-11-27 26-64 26-77 26v15c8 0 34 0 55-12v219c0 16 0 21-38 21h-15v13c15-1 53-1 69-1 18 0 54 0 69 1v-13h-13c-38 0-39-5-39-21z"><text:p/></draw:path><draw:path draw:style-name="gr3" draw:text-style-name="P25" svg:width="0.045cm" svg:height="0.045cm" svg:x="1.557cm" svg:y="0.271cm" svg:viewBox="0 0 46 46" svg:d="M46 23c0-12-10-23-23-23-12 0-23 11-23 23 0 13 11 23 23 23 13 0 23-10 23-23z"><text:p/></draw:path><draw:path draw:style-name="gr3" draw:text-style-name="P25" svg:width="0.045cm" svg:height="0.045cm" svg:x="1.744cm" svg:y="0.271cm" svg:viewBox="0 0 46 46" svg:d="M46 23c0-12-10-23-23-23-12 0-23 11-23 23 0 13 11 23 23 23 13 0 23-10 23-23z"><text:p/></draw:path><draw:path draw:style-name="gr3" draw:text-style-name="P25" svg:width="0.045cm" svg:height="0.045cm" svg:x="1.931cm" svg:y="0.271cm" svg:viewBox="0 0 46 46" svg:d="M46 23c0-12-10-23-23-23-12 0-23 11-23 23 0 13 11 23 23 23 13 0 23-10 23-23z"><text:p/></draw:path><draw:path draw:style-name="gr3" draw:text-style-name="P25" svg:width="0.355cm" svg:height="0.288cm" svg:x="2.101cm" svg:y="0.026cm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3" draw:text-style-name="P25" svg:width="0.097cm" svg:height="0.421cm" svg:x="2.491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4">, </text:span><text:span text:style-name="T5">jej odchylenie standardowe </text:span><text:span text:style-name="T5"><draw:g text:anchor-type="as-char" svg:y="-0.183cm" draw:z-index="7" draw:style-name="gr1"><svg:title>TexMaths</svg:title><svg:desc>12§display§\sigma_i§svg§600§FALSE§</svg:desc><draw:polygon draw:style-name="gr2" draw:text-style-name="P24" svg:width="0.359cm" svg:height="0.243cm" svg:x="0cm" svg:y="0.004cm" svg:viewBox="0 0 360 244" draw:points="180,244 0,244 0,0 360,0 360,244"><text:p/></draw:polygon><draw:path draw:style-name="gr3" draw:text-style-name="P25" svg:width="0.222cm" svg:height="0.186cm" svg:x="0.017cm" svg:y="0cm" svg:viewBox="0 0 223 187" svg:d="M204 25c5 0 19 0 19-14 0-11-8-11-15-11h-96c-65 0-112 69-112 120 0 37 25 67 64 67 49 0 106-52 106-116 0-8 0-28-14-46zM65 177c-22 0-39-14-39-45 0-12 5-48 20-72 19-29 43-35 57-35 36 0 40 28 40 40 0 20-9 55-23 76-17 25-40 36-55 36z"><text:p/></draw:path><draw:path draw:style-name="gr3" draw:text-style-name="P25" svg:width="0.089cm" svg:height="0.198cm" svg:x="0.254cm" svg:y="0.049cm" svg:viewBox="0 0 90 199" svg:d="M83 12c0-5-4-12-12-12-9 0-17 7-17 17 0 5 4 11 12 11s17-9 17-16zM22 162c-2 3-3 7-3 12 0 14 12 25 28 25 31 0 43-41 43-45s-4-4-5-4c-3 0-3 2-6 4-6 24-19 36-31 36-6 0-7-3-7-11 0-5 2-10 5-17 3-9 6-17 9-24 3-8 13-35 15-37 1-3 2-8 2-10 0-14-12-25-29-25-30 0-43 40-43 45 0 4 4 4 5 4 5 0 5-3 6-5 7-26 20-36 31-36 5 0 8 3 8 10s-2 12-9 30z"><text:p/></draw:path></draw:g></text:span><text:span text:style-name="T4"><text:s/>oraz zmiennej niezależnej </text:span><text:span text:style-name="T4"><draw:g text:anchor-type="as-char" svg:y="-0.187cm" draw:z-index="1" draw:style-name="gr1"><svg:title>TexMaths</svg:title><svg:desc>12§display§x_i§svg§600§FALSE§</svg:desc><draw:polygon draw:style-name="gr2" draw:text-style-name="P24" svg:width="0.359cm" svg:height="0.244cm" svg:x="0cm" svg:y="0.007cm" svg:viewBox="0 0 360 245" draw:points="180,245 0,245 0,0 360,0 360,245"><text:p/></draw:polygon><draw:path draw:style-name="gr3" draw:text-style-name="P25" svg:width="0.21cm" svg:height="0.191cm" svg:x="0.012cm" svg:y="0.001cm" svg:viewBox="0 0 211 192" svg:d="M130 60c2-12 12-50 40-50 4 0 14 0 22 4-12 3-20 14-20 23 0 7 4 16 16 16 10 0 23-7 23-25 0-22-25-28-39-28-26 0-40 22-45 32-11-28-33-32-45-32-45 0-69 55-69 65 0 5 4 5 5 5 4 0 5 0 6-5 14-45 42-55 56-55 9 0 23 3 23 27 0 13-7 42-23 101-6 27-21 45-39 45-4 0-13 0-22-5 11-4 21-12 21-23 0-12-10-16-17-16-12 0-23 11-23 26 0 19 22 27 40 27 28 0 44-30 44-32 5 15 20 32 46 32 44 0 68-55 68-65 0-4-4-4-5-4-3 0-5 1-6 4-13 46-43 56-56 56-17 0-23-14-23-28 0-10 2-19 7-37z"><text:p/></draw:path><draw:path draw:style-name="gr3" draw:text-style-name="P25" svg:width="0.089cm" svg:height="0.198cm" svg:x="0.254cm" svg:y="0.055cm" svg:viewBox="0 0 90 199" svg:d="M83 12c0-5-4-12-12-12-9 0-17 7-17 17 0 5 4 11 12 11s17-9 17-16zM22 162c-2 4-3 7-3 12 0 15 12 25 28 25 31 0 43-40 43-44 0-5-4-5-5-5-3 0-3 3-6 5-6 24-19 36-31 36-6 0-7-4-7-11 0-6 2-11 5-18 3-8 6-17 9-24s13-35 15-37c1-2 2-7 2-10 0-14-12-25-29-25-30 0-43 41-43 46 0 3 4 3 5 3 5 0 5-2 6-4 7-27 20-36 31-36 5 0 8 2 8 9s-2 12-9 30z"><text:p/></draw:path></draw:g></text:span><text:span text:style-name="T4">. Chcemy uzyskać rozkład predykcji </text:span><text:span text:style-name="T4"><draw:g text:anchor-type="as-char" svg:y="-0.314cm" draw:z-index="2" draw:style-name="gr1"><svg:title>TexMaths</svg:title><svg:desc>12§display§y^*_i§svg§600§FALSE§</svg:desc><draw:polygon draw:style-name="gr2" draw:text-style-name="P24" svg:width="0.395cm" svg:height="0.417cm" svg:x="0cm" svg:y="0cm" svg:viewBox="0 0 396 418" draw:points="197,418 0,418 0,0 396,0 396,418"><text:p/></draw:polygon><draw:path draw:style-name="gr3" draw:text-style-name="P25" svg:width="0.195cm" svg:height="0.273cm" svg:x="0.012cm" svg:y="0.125cm" svg:viewBox="0 0 196 274" svg:d="M195 26c1-6 1-7 1-9 0-9-6-12-12-12-5 0-12 2-16 8-1 3-3 16-6 23-2 11-6 23-8 34l-19 78c-1 5-19 35-47 35-23 0-28-18-28-35 0-19 9-45 23-83 6-17 7-22 7-30 0-19-13-35-35-35-39 0-55 61-55 65 0 5 4 5 5 5 5 0 5-1 7-9 11-39 29-51 43-51 3 0 10 0 10 13 0 11-4 21-7 30-17 44-24 70-24 89 0 37 26 50 51 50 17 0 32-7 43-19-5 23-10 42-27 66-12 15-28 27-47 27-6 0-25-3-32-18 7 0 12 0 19-5 4-4 7-10 7-18 0-13-12-15-16-15-9 0-24 6-24 28 0 20 20 36 46 36 45 0 88-38 99-86z"><text:p/></draw:path><draw:path draw:style-name="gr3" draw:text-style-name="P25" svg:width="0.121cm" svg:height="0.128cm" svg:x="0.249cm" svg:y="0cm" svg:viewBox="0 0 122 129" svg:d="M70 65c24-11 35-16 43-19 5-3 9-4 9-10 0-5-4-10-10-10-3 0-4 0-6 4l-41 26 5-44c0-5 0-12-10-12-3 0-9 2-9 8 0 4 2 12 2 15 0 6 2 27 2 33l-39-26c-4-2-4-4-6-4-6 0-10 5-10 10 0 6 4 8 7 10l44 19c-25 10-35 14-43 18-6 1-8 4-8 8 0 6 4 10 10 10 2 0 2 0 6-2l39-28-4 48c0 7 6 10 9 10 5 0 10-3 10-10 0-2-1-11-1-14-2-5-4-27-4-34l36 24c7 6 7 6 11 6 6 0 10-4 10-10s-4-7-8-8z"><text:p/></draw:path><draw:path draw:style-name="gr3" draw:text-style-name="P25" svg:width="0.089cm" svg:height="0.2cm" svg:x="0.22cm" svg:y="0.219cm" svg:viewBox="0 0 90 201" svg:d="M83 12c0-5-4-12-12-12s-17 7-17 17c0 5 4 11 12 11 9 0 17-9 17-16zM22 162c-2 5-3 7-3 13 0 14 12 26 28 26 31 0 43-42 43-46s-3-4-5-4c-3 0-3 2-6 5-6 24-19 35-31 35-6 0-7-3-7-9 0-8 2-13 5-20 3-8 6-15 9-24 3-6 14-35 15-37s2-7 2-10c0-14-12-25-29-25-30 0-43 41-43 46 0 3 4 3 5 3 5 0 5-1 6-4 7-27 20-36 31-36 5 0 9 2 9 9s-3 12-10 30z"><text:p/></draw:path></draw:g></text:span><text:span text:style-name="T4"><text:s/>zgodnej z następującym modelem:</text:span></text:p>
      <text:p text:style-name="P4"><text:span text:style-name="T4"><text:tab/></text:span><text:span text:style-name="T4"><draw:g text:anchor-type="as-char" svg:y="-0.319cm" draw:z-index="3" draw:style-name="gr1"><svg:title>TexMaths</svg:title><svg:desc>12§display§y^*_i = C + a \cdot x_i + b \cdot \sin\left( ( x_i/\text{period} + \phi) \cdot 2 \pi \right)§svg§600§FALSE§</svg:desc><draw:polygon draw:style-name="gr2" draw:text-style-name="P24" svg:width="8.265cm" svg:height="0.423cm" svg:x="0cm" svg:y="0.004cm" svg:viewBox="0 0 8266 424" draw:points="4133,424 0,424 0,0 8266,0 8266,424"><text:p/></draw:polygon><draw:path draw:style-name="gr3" draw:text-style-name="P25" svg:width="0.195cm" svg:height="0.274cm" svg:x="0.012cm" svg:y="0.132cm" svg:viewBox="0 0 196 275" svg:d="M194 26c2-6 2-7 2-9 0-9-6-12-12-12-5 0-12 2-16 8-1 3-4 16-6 23-2 11-6 23-8 34l-20 78c-1 5-19 35-46 35-23 0-28-18-28-35 0-19 8-44 23-83 6-17 7-22 7-30 0-19-13-35-35-35-39 0-55 61-55 65 0 5 4 5 5 5 5 0 5-1 7-9 11-39 29-51 43-51 3 0 10 0 10 13 0 11-4 22-7 30-17 45-24 70-24 89 0 37 26 51 51 51 17 0 31-8 42-20-5 23-9 43-26 67-12 14-28 26-47 26-6 0-25-2-32-18 7 0 12 0 19-5 3-3 7-9 7-18 0-13-12-14-16-14-9 0-24 6-24 27s20 37 46 37c44 0 88-39 98-87z"><text:p/></draw:path><draw:path draw:style-name="gr3" draw:text-style-name="P25" svg:width="0.12cm" svg:height="0.128cm" svg:x="0.247cm" svg:y="0.005cm" svg:viewBox="0 0 121 129" svg:d="M70 65c24-11 34-16 43-19 5-3 8-4 8-10 0-5-3-10-9-10-3 0-4 0-6 4l-41 27 5-45c0-5 0-12-10-12-4 0-10 2-10 8 0 4 3 12 3 15 0 6 2 28 2 34l-39-27c-4-2-4-4-6-4-6 0-10 5-10 10 0 6 4 9 7 10l43 19c-24 10-34 14-42 18-6 1-8 4-8 9 0 6 4 9 10 9 2 0 2 0 6-2l39-28-5 48c0 7 6 10 10 10 5 0 10-3 10-10 0-2-2-11-2-14-1-5-3-27-3-34l36 24c7 6 7 6 11 6 6 0 9-3 9-9 0-7-3-8-7-9z"><text:p/></draw:path><draw:path draw:style-name="gr3" draw:text-style-name="P25" svg:width="0.089cm" svg:height="0.2cm" svg:x="0.22cm" svg:y="0.225cm" svg:viewBox="0 0 90 201" svg:d="M83 12c0-5-4-12-12-12-9 0-17 7-17 17 0 5 4 11 12 11s17-9 17-16zM22 163c-2 4-3 7-3 13 0 13 12 25 28 25 31 0 43-42 43-46 0-3-4-3-5-3-3 0-3 1-6 5-6 24-19 34-31 34-6 0-7-3-7-9 0-7 2-12 5-19 3-9 6-16 9-25 3-6 13-34 15-37 1-2 2-7 2-9 0-15-12-26-29-26-30 0-43 41-43 46 0 4 4 4 5 4 5 0 5-2 6-5 7-27 20-36 31-36 5 0 8 2 8 9 0 8-2 12-9 30z"><text:p/></draw:path><draw:path draw:style-name="gr3" draw:text-style-name="P25" svg:width="0.28cm" svg:height="0.099cm" svg:x="0.556cm" svg:y="0.162cm" svg:viewBox="0 0 281 100" svg:d="M266 17c8 0 15 0 15-9 0-8-7-8-13-8h-254c-7 0-14 0-14 8 0 9 7 9 14 9zM268 100c6 0 13 0 13-8 0-9-7-9-15-9h-252c-7 0-14 0-14 9 0 8 7 8 14 8z"><text:p/></draw:path><draw:path draw:style-name="gr3" draw:text-style-name="P25" svg:width="0.299cm" svg:height="0.307cm" svg:x="0.997cm" svg:y="0.019cm" svg:viewBox="0 0 300 308" svg:d="M300 4c0-2 0-4-5-4 0 0-1 0-6 5l-29 32c-3-6-24-37-70-37-95 0-190 94-190 193 0 69 50 115 114 115 37 0 70-15 92-36 40-35 46-73 46-75 0-3-4-3-5-3-2 0-5 0-5 3-4 14-14 43-43 68-29 23-56 31-78 31-37 0-83-23-83-89 0-24 9-93 51-142 26-30 67-52 104-52 43 0 69 33 69 82 0 17-2 18-2 22 0 5 4 5 6 5 5 0 5-2 8-9z"><text:p/></draw:path><draw:path draw:style-name="gr3" draw:text-style-name="P25" svg:width="0.28cm" svg:height="0.282cm" svg:x="1.423cm" svg:y="0.072cm" svg:viewBox="0 0 281 283" svg:d="M150 150h118c6 0 13 0 13-8s-7-8-13-8h-118v-120c0-7 0-14-8-14-10 0-10 7-10 14v120h-118c-7 0-14 0-14 8s7 8 14 8h118v118c0 7 0 15 10 15 8 0 8-8 8-15z"><text:p/></draw:path><draw:path draw:style-name="gr3" draw:text-style-name="P25" svg:width="0.193cm" svg:height="0.192cm" svg:x="1.837cm" svg:y="0.132cm" svg:viewBox="0 0 194 193" svg:d="M142 26c-9-14-21-26-40-26-49 0-102 63-102 124 0 41 23 69 56 69 9 0 30-2 56-32 3 17 18 32 38 32 16 0 25-10 31-23 7-16 13-41 13-42 0-4-4-4-4-4-5 0-5 0-6 7-9 27-16 52-33 52-12 0-13-11-13-19 0-10 1-12 6-32 5-18 5-22 8-38l16-59c2-13 2-13 2-15 0-8-4-12-10-12-11 0-18 10-18 18zM113 138c-1 8-1 8-7 15-20 24-36 30-48 30-22 0-28-23-28-40 0-20 13-73 24-92 12-26 31-41 49-41 28 0 34 35 34 37s-1 5-3 7z"><text:p/></draw:path><draw:path draw:style-name="gr3" draw:text-style-name="P25" svg:width="0.045cm" svg:height="0.045cm" svg:x="2.172cm" svg:y="0.192cm" svg:viewBox="0 0 46 46" svg:d="M46 23c0-12-10-23-23-23-12 0-23 11-23 23 0 13 11 23 23 23 13 0 23-10 23-23z"><text:p/></draw:path><draw:path draw:style-name="gr3" draw:text-style-name="P25" svg:width="0.21cm" svg:height="0.192cm" svg:x="2.359cm" svg:y="0.132cm" svg:viewBox="0 0 211 193" svg:d="M130 60c2-12 12-50 40-50 3 0 14 0 22 4-12 3-20 14-20 23 0 8 4 16 16 16 10 0 23-7 23-25 0-22-25-28-39-28-26 0-40 22-45 33-11-29-33-33-45-33-45 0-69 55-69 65 0 5 4 5 5 5 4 0 5 0 6-5 14-45 42-55 56-55 9 0 23 3 23 27 0 14-7 42-23 101-6 28-21 45-39 45-4 0-13 0-22-5 11-2 21-11 21-23s-10-15-17-15c-12 0-23 12-23 25 0 19 22 28 40 28 28 0 43-30 44-33 5 17 20 33 46 33 44 0 68-55 68-65 0-4-4-4-5-4-3 0-5 0-6 4-14 45-43 55-56 55-17 0-23-13-23-28 0-9 2-18 7-37z"><text:p/></draw:path><draw:path draw:style-name="gr3" draw:text-style-name="P25" svg:width="0.089cm" svg:height="0.2cm" svg:x="2.6cm" svg:y="0.184cm" svg:viewBox="0 0 90 201" svg:d="M83 12c0-5-4-12-12-12-9 0-17 7-17 17 0 5 4 11 12 11s17-9 17-16zM22 163c-2 4-3 7-3 13 0 13 12 25 28 25 31 0 43-42 43-46 0-3-4-3-5-3-3 0-3 1-6 5-6 24-19 34-31 34-6 0-7-3-7-9 0-7 2-12 5-19 3-9 6-16 9-25 3-6 13-34 15-37 1-2 2-7 2-9 0-15-12-26-29-26-30 0-43 41-43 46 0 4 4 4 5 4 5 0 5-2 6-5 7-27 20-36 31-36 5 0 8 2 8 9 0 8-2 12-9 30z"><text:p/></draw:path><draw:path draw:style-name="gr3" draw:text-style-name="P25" svg:width="0.28cm" svg:height="0.282cm" svg:x="2.845cm" svg:y="0.072cm" svg:viewBox="0 0 281 283" svg:d="M150 150h118c6 0 13 0 13-8s-7-8-13-8h-118v-120c0-7 0-14-8-14-10 0-10 7-10 14v120h-118c-7 0-14 0-14 8s7 8 14 8h118v118c0 7 0 15 10 15 8 0 8-8 8-15z"><text:p/></draw:path><draw:path draw:style-name="gr3" draw:text-style-name="P25" svg:width="0.155cm" svg:height="0.299cm" svg:x="3.261cm" svg:y="0.023cm" svg:viewBox="0 0 156 300" svg:d="M82 5c0-1 0-5-6-5-10 0-40 4-52 4-2 1-7 1-7 8 0 6 3 6 9 6 21 0 22 4 22 7s-4 17-7 26l-34 139c-5 21-7 28-7 44 0 39 22 66 54 66 49 0 102-64 102-124 0-40-23-69-56-69-20 0-38 12-50 27zM41 165c3-8 3-10 7-15 22-27 40-33 50-33 16 0 28 12 28 40 0 25-14 73-23 90-13 28-33 43-49 43-14 0-28-12-28-42 0-8 0-17 6-43z"><text:p/></draw:path><draw:path draw:style-name="gr3" draw:text-style-name="P25" svg:width="0.045cm" svg:height="0.045cm" svg:x="3.552cm" svg:y="0.192cm" svg:viewBox="0 0 46 46" svg:d="M46 23c0-12-10-23-23-23-12 0-23 11-23 23 0 13 11 23 23 23 13 0 23-10 23-23z"><text:p/></draw:path><draw:path draw:style-name="gr3" draw:text-style-name="P25" svg:width="0.138cm" svg:height="0.195cm" svg:x="3.74cm" svg:y="0.127cm" svg:viewBox="0 0 139 196" svg:d="M74 108c10 2 44 9 44 40 0 21-15 39-48 39-35 0-51-24-58-62-1-5-2-6-6-6-6 0-6 3-6 10v56c0 8 0 11 5 11 2 0 2-1 11-9 1 0 1-2 8-10 18 18 37 19 46 19 49 0 69-29 69-60 0-22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25" svg:width="0.09cm" svg:height="0.283cm" svg:x="3.906cm" svg:y="0.035cm" svg:viewBox="0 0 91 284" svg:d="M61 96l-59 5v13c28 0 32 3 32 24v114c0 19-5 19-34 19v13c13-1 36-1 47-1 14 0 30 0 44 1v-13c-27 0-30-3-30-18zM64 22c0-14-11-22-23-22-15 0-23 12-23 22 0 12 8 24 23 24 12 0 23-10 23-24z"><text:p/></draw:path><draw:path draw:style-name="gr3" draw:text-style-name="P25" svg:width="0.213cm" svg:height="0.187cm" svg:x="4.022cm" svg:y="0.132cm" svg:viewBox="0 0 214 188" svg:d="M32 41v116c0 18-3 18-32 18v13c14 0 36-1 48-1 11 0 32 1 47 1v-13c-28 0-33 0-33-18v-80c0-44 30-67 57-67s32 23 32 47v100c0 18-5 18-33 18v13c14 0 37-1 48-1 10 0 33 1 48 1v-13c-23 0-34 0-34-12v-82c0-36 0-50-13-65-6-8-21-16-45-16-31 0-50 18-62 45v-45l-60 5v13c30 0 32 4 32 23z"><text:p/></draw:path><draw:path draw:style-name="gr3" draw:text-style-name="P25" svg:width="0.097cm" svg:height="0.423cm" svg:x="4.357cm" svg:y="0cm" svg:viewBox="0 0 98 424" svg:d="M98 420c0-1 0-1-7-9-53-53-66-133-66-199 0-74 16-147 69-200 4-5 4-6 4-8 0-3-1-4-4-4-4 0-42 29-68 83-21 46-26 94-26 129 0 34 5 85 28 134 26 51 62 78 66 78 3 0 4 0 4-4z"><text:p/></draw:path><draw:path draw:style-name="gr3" draw:text-style-name="P25" svg:width="0.097cm" svg:height="0.423cm" svg:x="4.52cm" svg:y="0cm" svg:viewBox="0 0 98 424" svg:d="M98 420c0-1 0-1-7-9-53-53-66-133-66-199 0-74 16-147 69-200 4-5 4-6 4-8 0-3-1-4-4-4-4 0-42 29-68 83-21 46-26 94-26 129 0 34 5 85 28 134 26 51 62 78 66 78 3 0 4 0 4-4z"><text:p/></draw:path><draw:path draw:style-name="gr3" draw:text-style-name="P25" svg:width="0.21cm" svg:height="0.192cm" svg:x="4.655cm" svg:y="0.132cm" svg:viewBox="0 0 211 193" svg:d="M130 60c2-12 12-50 40-50 4 0 14 0 22 4-12 3-20 14-20 23 0 8 4 16 16 16 10 0 23-7 23-25 0-22-25-28-39-28-26 0-40 22-45 33-11-29-33-33-45-33-45 0-69 55-69 65 0 5 4 5 5 5 4 0 5 0 6-5 14-45 42-55 56-55 9 0 23 3 23 27 0 14-7 42-23 101-6 28-21 45-39 45-4 0-13 0-22-5 11-2 21-11 21-23s-10-15-17-15c-12 0-23 12-23 25 0 19 22 28 40 28 28 0 44-30 44-33 5 17 20 33 46 33 44 0 68-55 68-65 0-4-4-4-5-4-3 0-5 0-6 4-13 45-43 55-56 55-17 0-23-13-23-28 0-9 2-18 7-37z"><text:p/></draw:path><draw:path draw:style-name="gr3" draw:text-style-name="P25" svg:width="0.089cm" svg:height="0.2cm" svg:x="4.896cm" svg:y="0.184cm" svg:viewBox="0 0 90 201" svg:d="M83 12c0-5-4-12-12-12-9 0-17 7-17 17 0 5 4 11 12 11s17-9 17-16zM22 163c-2 4-3 7-3 13 0 13 12 25 28 25 31 0 43-42 43-46 0-3-4-3-5-3-3 0-3 1-6 5-6 24-19 34-31 34-6 0-7-3-7-9 0-7 2-12 5-19 3-9 6-16 9-25 3-6 13-34 15-37 1-2 2-7 2-9 0-15-12-26-29-26-30 0-43 41-43 46 0 4 4 4 5 4 5 0 5-2 6-5 7-27 20-36 31-36 5 0 8 2 8 9 0 8-2 12-9 30z"><text:p/></draw:path><draw:path draw:style-name="gr3" draw:text-style-name="P25" svg:width="0.165cm" svg:height="0.423cm" svg:x="5.046cm" svg:y="0cm" svg:viewBox="0 0 166 424" svg:d="M163 17c3-6 3-9 3-9 0-4-5-8-10-8-2 0-5 1-6 4l-148 405c-2 5-2 6-2 8 0 3 4 7 8 7 6 0 8-3 10-10z"><text:p/></draw:path><draw:path draw:style-name="gr3" draw:text-style-name="P25" svg:width="0.208cm" svg:height="0.269cm" svg:x="5.245cm" svg:y="0.132cm" svg:viewBox="0 0 209 270" svg:d="M61 28v-28l-61 5v13c30 0 32 2 32 22v198c0 20-3 20-32 20v12c14 0 36-2 47-2 12 0 33 2 48 2v-12c-28 0-33 0-33-20v-71-4c3 7 21 30 52 30 52 0 95-41 95-97 0-54-41-96-89-96-32 0-50 18-59 28zM62 140v-95c12-22 33-34 56-34 30 0 56 37 56 85 0 52-30 87-61 87-17 0-34-8-45-25-6-10-6-10-6-18z"><text:p/></draw:path><draw:path draw:style-name="gr3" draw:text-style-name="P25" svg:width="0.163cm" svg:height="0.195cm" svg:x="5.49cm" svg:y="0.127cm" svg:viewBox="0 0 164 196" svg:d="M36 84c2-64 38-74 53-74 43 0 48 56 48 74zM36 93h118c9 0 10 0 10-9 0-43-22-84-75-84-49 0-89 43-89 98 0 56 44 98 94 98 51 0 70-48 70-56 0-4-3-5-6-5s-4 3-4 6c-16 44-54 44-58 44-22 0-38-13-48-28-12-21-12-49-12-64z"><text:p/></draw:path><draw:path draw:style-name="gr3" draw:text-style-name="P25" svg:width="0.142cm" svg:height="0.187cm" svg:x="5.677cm" svg:y="0.132cm" svg:viewBox="0 0 143 188" svg:d="M59 47v-47l-59 5v13c30 0 32 4 32 23v116c0 18-3 18-32 18v13c17 0 36-1 48-1 17 0 37 0 55 1v-13h-9c-32 0-33-4-33-20v-66c0-42 18-79 51-79 2 0 3 0 4 0-2 1-9 6-9 16 0 13 8 19 18 19 7 0 18-5 18-19s-13-26-31-26c-32 0-47 29-53 47z"><text:p/></draw:path><draw:path draw:style-name="gr3" draw:text-style-name="P25" svg:width="0.09cm" svg:height="0.283cm" svg:x="5.843cm" svg:y="0.035cm" svg:viewBox="0 0 91 284" svg:d="M61 96l-59 5v13c28 0 32 3 32 24v114c0 19-5 19-34 19v13c13-1 36-1 47-1 14 0 30 0 44 1v-13c-27 0-30-3-30-18zM64 22c0-14-11-22-23-22-15 0-23 12-23 22 0 12 8 24 23 24 12 0 23-10 23-24z"><text:p/></draw:path><draw:path draw:style-name="gr3" draw:text-style-name="P25" svg:width="0.187cm" svg:height="0.195cm" svg:x="5.958cm" svg:y="0.127cm" svg:viewBox="0 0 188 196" svg:d="M188 99c0-53-43-99-94-99-53 0-94 46-94 99 0 55 44 97 94 97 51 0 94-43 94-97zM94 185c-18 0-36-9-48-28-10-19-10-45-10-61 0-17 0-39 10-59 10-19 31-27 48-27 19 0 37 8 48 26 10 19 10 43 10 60 0 16 0 39-9 57-9 19-28 32-49 32z"><text:p/></draw:path><draw:path draw:style-name="gr3" draw:text-style-name="P25" svg:width="0.208cm" svg:height="0.299cm" svg:x="6.181cm" svg:y="0.023cm" svg:viewBox="0 0 209 300" svg:d="M146 272v28l63-5v-13c-29 0-34-4-34-23v-259l-60 5v13c29 0 33 4 33 23v93c-12-15-30-27-54-27-50 0-94 41-94 96s41 97 90 97c28 0 47-15 56-28zM146 158v86c0 9 0 10-4 16-12 21-32 30-50 30-19 0-34-11-45-26-11-18-11-42-11-59s0-42 12-62c10-13 25-26 48-26 16 0 32 6 46 25 4 7 4 8 4 16z"><text:p/></draw:path><draw:path draw:style-name="gr3" draw:text-style-name="P25" svg:width="0.28cm" svg:height="0.282cm" svg:x="6.522cm" svg:y="0.072cm" svg:viewBox="0 0 281 283" svg:d="M150 150h118c6 0 13 0 13-8s-7-8-13-8h-118v-120c0-7 0-14-8-14-10 0-10 7-10 14v120h-118c-7 0-14 0-14 8s7 8 14 8h118v118c0 7 0 15 10 15 8 0 8-8 8-15z"><text:p/></draw:path><draw:path draw:style-name="gr3" draw:text-style-name="P25" svg:width="0.221cm" svg:height="0.381cm" svg:x="6.939cm" svg:y="0.023cm" svg:viewBox="0 0 222 382" svg:d="M164 11c0-1 2-6 2-7 0 0 0-4-5-4s-5 1-6 8l-25 99c-68 3-130 58-130 116 0 41 30 74 82 77-4 13-8 27-10 40-6 20-10 36-10 37 0 5 3 5 5 5 3 0 3 0 5-2 0-1 2-10 4-16l16-64c69-3 130-60 130-117 0-34-23-72-82-76zM84 290c-26-1-56-15-56-59 0-49 37-109 99-115zM138 116c32 2 56 21 56 59 0 50-36 110-100 115z"><text:p/></draw:path><draw:path draw:style-name="gr3" draw:text-style-name="P25" svg:width="0.097cm" svg:height="0.423cm" svg:x="7.194cm" svg:y="0cm" svg:viewBox="0 0 98 424" svg:d="M98 212c0-33-4-83-27-133-25-51-63-79-67-79-2 0-4 2-4 4s0 3 7 10c43 41 67 110 67 198 0 72-15 148-68 201-6 6-6 6-6 7 0 4 2 4 4 4 4 0 43-29 68-82 22-47 26-94 26-130z"><text:p/></draw:path><draw:path draw:style-name="gr3" draw:text-style-name="P25" svg:width="0.045cm" svg:height="0.045cm" svg:x="7.462cm" svg:y="0.192cm" svg:viewBox="0 0 46 46" svg:d="M46 23c0-12-10-23-23-23-12 0-23 11-23 23 0 13 11 23 23 23 13 0 23-10 23-23z"><text:p/></draw:path><draw:path draw:style-name="gr3" draw:text-style-name="P25" svg:width="0.168cm" svg:height="0.282cm" svg:x="7.659cm" svg:y="0.036cm" svg:viewBox="0 0 169 283" svg:d="M32 250l46-44c66-58 91-81 91-123 0-49-37-83-90-83-48 0-79 40-79 77 0 23 22 23 22 23 8 0 22-5 22-22 0-11-8-23-22-23-4 0-4 0-5 2 9-28 32-44 57-44 39 0 57 34 57 70 0 34-22 67-45 94l-81 90c-5 5-5 6-5 16h157l12-74h-11c-2 13-4 32-8 38-4 3-32 3-41 3z"><text:p/></draw:path><draw:path draw:style-name="gr3" draw:text-style-name="P25" svg:width="0.227cm" svg:height="0.187cm" svg:x="7.858cm" svg:y="0.135cm" svg:viewBox="0 0 228 188" svg:d="M101 25h48c-15 63-18 81-18 110 0 6 0 18 3 32 4 20 9 21 16 21 8 0 17-7 17-16 0-2 0-3-3-9-13-31-13-59-13-70 0-23 4-46 9-68h49c5 0 19 0 19-14 0-11-8-11-16-11h-142c-10 0-26 0-44 20-15 16-26 35-26 38 0 1 0 5 5 5 3 0 5-3 7-5 20-33 46-33 53-33h25c-14 51-36 103-54 142-4 5-4 6-4 10 0 8 8 11 12 11 14 0 16-11 21-28 7-19 7-20 12-41z"><text:p/></draw:path><draw:path draw:style-name="gr3" draw:text-style-name="P25" svg:width="0.097cm" svg:height="0.423cm" svg:x="8.126cm" svg:y="0cm" svg:viewBox="0 0 98 424" svg:d="M98 212c0-33-4-83-27-133-25-51-63-79-67-79-2 0-4 2-4 4s0 3 7 10c43 41 67 110 67 198 0 72-15 148-68 201-6 6-6 6-6 7 0 4 2 4 4 4 4 0 43-29 68-82 22-47 26-94 26-130z"><text:p/></draw:path></draw:g></text:span><text:span text:style-name="T4"><text:tab/>(Równanie </text:span><text:span text:style-name="T4"><text:sequence text:ref-name="refEquation0" text:name="Equation" text:formula="ooow:Equation+1" style:num-format="1">1</text:sequence></text:span><text:span text:style-name="T4">)</text:span></text:p>
      <text:p text:style-name="P5">C, a, b, <draw:g text:anchor-type="as-char" svg:y="-0.298cm" draw:z-index="4" draw:style-name="gr1"><svg:title>TexMaths</svg:title><svg:desc>12§display§\phi§svg§600§FALSE§</svg:desc><draw:polygon draw:style-name="gr2" draw:text-style-name="P24" svg:width="0.251cm" svg:height="0.375cm" svg:x="0cm" svg:y="0.001cm" svg:viewBox="0 0 252 376" draw:points="126,376 0,376 0,0 252,0 252,376"><text:p/></draw:polygon><draw:path draw:style-name="gr3" draw:text-style-name="P25" svg:width="0.221cm" svg:height="0.381cm" svg:x="0.022cm" svg:y="0cm" svg:viewBox="0 0 222 382" svg:d="M165 11c0-1 2-6 2-7 0 0 0-4-6-4-4 0-5 1-6 8l-25 99c-68 2-130 58-130 116 0 41 30 75 82 77-4 13-6 27-10 40-6 20-10 36-10 37 0 5 4 5 5 5 3 0 4 0 5-2 0 0 4-10 4-16l17-64c68-2 129-60 129-117 0-34-21-72-81-76zM84 291c-26-2-56-16-56-60 0-50 37-109 99-115zM138 116c33 2 58 21 58 59 0 50-37 111-101 116z"><text:p/></draw:path></draw:g><text:s/><text:span text:style-name="T4">i </text:span><text:span text:style-name="T4"><draw:g text:anchor-type="as-char" svg:y="-0.293cm" draw:z-index="5" draw:style-name="gr1"><svg:title>TexMaths</svg:title><svg:desc>12§display§\text{period}§svg§600§FALSE§</svg:desc><draw:polygon draw:style-name="gr2" draw:text-style-name="P24" svg:width="1.169cm" svg:height="0.373cm" svg:x="0cm" svg:y="0.001cm" svg:viewBox="0 0 1170 374" draw:points="585,374 0,374 0,0 1170,0 1170,374"><text:p/></draw:polygon><draw:path draw:style-name="gr3" draw:text-style-name="P25" svg:width="0.208cm" svg:height="0.267cm" svg:x="0.012cm" svg:y="0.107cm" svg:viewBox="0 0 209 268" svg:d="M61 28v-28l-61 5v13c30 0 32 2 32 22v197c0 19-3 19-32 19v12c14 0 36-1 47-1 12 0 33 1 48 1v-12c-28 0-33 0-33-19v-72-3c3 7 21 30 52 30 52 0 95-41 95-96 0-54-41-96-89-96-32 0-50 18-59 28zM62 139v-95c12-21 33-33 56-33 30 0 56 37 56 85 0 50-30 86-61 86-17 0-34-8-45-26-6-9-6-10-6-17z"><text:p/></draw:path><draw:path draw:style-name="gr3" draw:text-style-name="P25" svg:width="0.164cm" svg:height="0.194cm" svg:x="0.257cm" svg:y="0.103cm" svg:viewBox="0 0 165 195" svg:d="M36 84c2-64 38-74 53-74 43 0 48 56 48 74zM36 92h118c9 0 11 0 11-8 0-43-23-84-76-84-49 0-89 43-89 97 0 56 44 98 94 98 51 0 71-48 71-56 0-4-4-5-6-5-4 0-5 3-5 6-16 44-54 44-58 44-22 0-38-14-48-28-12-21-12-48-12-64z"><text:p/></draw:path><draw:path draw:style-name="gr3" draw:text-style-name="P25" svg:width="0.142cm" svg:height="0.186cm" svg:x="0.443cm" svg:y="0.107cm" svg:viewBox="0 0 143 187" svg:d="M59 47v-47l-59 5v13c30 0 32 4 32 23v115c0 18-3 18-32 18v13c17 0 36-1 48-1 17 0 37 0 55 1v-13h-9c-32 0-33-4-33-19v-66c0-42 18-79 51-79 2 0 3 0 5 0-3 1-10 6-10 16 0 12 8 18 18 18 7 0 18-4 18-18s-13-26-31-26c-32 0-47 29-53 47z"><text:p/></draw:path><draw:path draw:style-name="gr3" draw:text-style-name="P25" svg:width="0.09cm" svg:height="0.282cm" svg:x="0.611cm" svg:y="0.011cm" svg:viewBox="0 0 91 283" svg:d="M61 96l-59 5v13c28 0 32 2 32 23v113c0 19-5 19-34 19v14c13-2 36-2 47-2 14 0 30 0 44 2v-14c-27 0-30-2-30-17zM64 22c0-14-11-22-23-22-15 0-23 12-23 22 0 12 8 24 23 24 12 0 23-10 23-24z"><text:p/></draw:path><draw:path draw:style-name="gr3" draw:text-style-name="P25" svg:width="0.188cm" svg:height="0.194cm" svg:x="0.725cm" svg:y="0.103cm" svg:viewBox="0 0 189 195" svg:d="M189 98c0-52-44-98-95-98-53 0-94 46-94 98 0 55 44 97 94 97 51 0 95-43 95-97zM94 184c-18 0-36-9-48-28-10-19-10-45-10-60 0-17 0-40 10-59s31-27 48-27c19 0 37 8 48 26 11 19 11 43 11 60 0 15 0 38-10 56-8 19-28 32-49 32z"><text:p/></draw:path><draw:path draw:style-name="gr3" draw:text-style-name="P25" svg:width="0.208cm" svg:height="0.297cm" svg:x="0.95cm" svg:y="0cm" svg:viewBox="0 0 209 298" svg:d="M147 271v27l62-5v-13c-29 0-34-3-34-22v-258l-60 5v13c30 0 33 4 33 23v91c-12-15-30-25-54-25-50 0-94 40-94 95 0 54 41 96 90 96 28 0 47-14 57-27zM147 157v86c0 9 0 10-5 16-12 20-32 30-50 30-19 0-34-11-45-27-11-18-11-42-11-58 0-17 0-42 12-61 10-14 25-27 48-27 16 0 33 6 46 25 5 8 5 9 5 16z"><text:p/></draw:path></draw:g></text:span><text:span text:style-name="T4"><text:s/>są dopasowanymi do zaobserwowanych </text:span><text:span text:style-name="T4"><draw:g text:anchor-type="as-char" svg:y="-0.189cm" draw:z-index="6" draw:style-name="gr1"><svg:title>TexMaths</svg:title><svg:desc>12§display§y_i§svg§600§FALSE§</svg:desc><draw:polygon draw:style-name="gr2" draw:text-style-name="P24" svg:width="0.325cm" svg:height="0.263cm" svg:x="0cm" svg:y="0.007cm" svg:viewBox="0 0 326 264" draw:points="163,264 0,264 0,0 326,0 326,264"><text:p/></draw:polygon><draw:path draw:style-name="gr3" draw:text-style-name="P25" svg:width="0.195cm" svg:height="0.273cm" svg:x="0.012cm" svg:y="0.001cm" svg:viewBox="0 0 196 274" svg:d="M193 26c3-6 3-7 3-9 0-9-7-12-12-12s-12 2-16 8c-1 3-3 16-6 23-2 11-6 23-8 34l-19 77c-2 6-20 36-47 36-23 0-28-18-28-35 0-19 8-45 23-83 6-17 7-22 7-30 0-19-13-35-35-35-39 0-55 61-55 65 0 5 4 5 5 5 5 0 5-2 7-9 11-39 29-51 43-51 3 0 10 0 10 13 0 11-4 21-7 30-17 44-24 70-24 89 0 37 26 50 51 50 17 0 32-7 42-19-4 22-9 42-26 65-12 14-28 28-47 28-6 0-25-3-32-18 7 0 12 0 19-5 3-5 7-10 7-18 0-14-12-16-16-16-9 0-24 7-24 29 0 20 20 36 46 36 45 0 88-38 99-87z"><text:p/></draw:path><draw:path draw:style-name="gr3" draw:text-style-name="P25" svg:width="0.089cm" svg:height="0.198cm" svg:x="0.22cm" svg:y="0.055cm" svg:viewBox="0 0 90 199" svg:d="M83 12c0-5-4-12-12-12-9 0-17 7-17 17 0 5 4 11 12 11s17-9 17-16zM22 162c-2 4-3 7-3 13 0 14 12 24 28 24 31 0 43-40 43-44s-4-4-5-4c-3 0-3 2-6 5-6 24-19 35-31 35-6 0-7-4-7-11 0-6 2-11 5-18 3-8 6-15 9-24 3-6 13-35 15-37 1-2 2-7 2-10 0-14-12-25-29-25-30 0-43 41-43 46 0 3 4 3 5 3 5 0 5-2 6-4 7-27 20-37 31-37 5 0 8 3 8 10s-2 12-9 30z"><text:p/></draw:path></draw:g></text:span><text:span text:style-name="T4"><text:s/>parametrami. </text:span></text:p>
      <text:p text:style-name="P6"><text:span text:style-name="T4">Po chwili zastanowienia widać, że tak zdefiniowany model jest niekompletny – nie uwzględnia znajomości </text:span><text:span text:style-name="T4"><draw:g text:anchor-type="as-char" svg:y="-0.183cm" draw:z-index="8" draw:style-name="gr1"><svg:title>TexMaths</svg:title><svg:desc>12§display§\sigma_i§svg§600§FALSE§</svg:desc><draw:polygon draw:style-name="gr2" draw:text-style-name="P24" svg:width="0.359cm" svg:height="0.243cm" svg:x="0cm" svg:y="0.004cm" svg:viewBox="0 0 360 244" draw:points="180,244 0,244 0,0 360,0 360,244"><text:p/></draw:polygon><draw:path draw:style-name="gr3" draw:text-style-name="P25" svg:width="0.222cm" svg:height="0.186cm" svg:x="0.017cm" svg:y="0cm" svg:viewBox="0 0 223 187" svg:d="M204 25c5 0 19 0 19-14 0-11-8-11-15-11h-96c-65 0-112 69-112 120 0 37 25 67 64 67 49 0 106-52 106-116 0-8 0-28-14-46zM65 177c-22 0-39-14-39-45 0-12 5-48 20-72 19-29 43-35 57-35 36 0 40 28 40 40 0 20-9 55-23 76-17 25-40 36-55 36z"><text:p/></draw:path><draw:path draw:style-name="gr3" draw:text-style-name="P25" svg:width="0.089cm" svg:height="0.198cm" svg:x="0.254cm" svg:y="0.049cm" svg:viewBox="0 0 90 199" svg:d="M83 12c0-5-4-12-12-12-9 0-17 7-17 17 0 5 4 11 12 11s17-9 17-16zM22 162c-2 3-3 7-3 12 0 14 12 25 28 25 31 0 43-41 43-45s-4-4-5-4c-3 0-3 2-6 4-6 24-19 36-31 36-6 0-7-3-7-11 0-5 2-10 5-17 3-9 6-17 9-24 3-8 13-35 15-37 1-3 2-8 2-10 0-14-12-25-29-25-30 0-43 40-43 45 0 4 4 4 5 4 5 0 5-3 6-5 7-26 20-36 31-36 5 0 8 3 8 10s-2 12-9 30z"><text:p/></draw:path></draw:g></text:span><text:span text:style-name="T4">, błędu standardowego zmiennej zależnej, oraz kilku innych, bardziej subtelnych ukrytych zmiennych. </text:span></text:p>
      <text:h text:style-name="P21" text:outline-level="2">Model bayesowski</text:h>
      <text:p text:style-name="P7"><text:span text:style-name="T4">Używany przez nas model bayesowski jest rozwinięciem problemu „8 szkół”, przedstawionego w rodziale ??, gdyż podobnie jak tam mamy do czynienia z </text:span><text:span text:style-name="T6">dwoma źródłami błędów zmiennej zależnej:</text:span></text:p>
      <text:p text:style-name="P7"><text:span text:style-name="T6">1. Błąd wewnętrzny, który wnika stąd, że zmienna zależna jest wynikiem uśredniania (grupowanie po latach i miesiącach) i posiada w związku z tym błąd standardowy</text:span><text:span text:style-name="T4">.</text:span></text:p>
      <text:p text:style-name="P19">2. Błąd zewnętrzny, który określa stopień, w jakim zmienność zmiennej zależnej pasuje do zaproponowanego modelu regresji.</text:p>
      <text:p text:style-name="P7"><text:span text:style-name="T6">W związku z tym, podobnie jak w przypadku „8 szkół”, zmienną zależną modelujemy jako zmienną <text:s text:c="2"/>z rozkładu normalnego o średniej, która jest traktowana jako parametr</text:span><text:span text:style-name="T7">y</text:span><text:span text:style-name="T6"> </text:span><text:span text:style-name="T6"><draw:g text:anchor-type="as-char" svg:y="-0.3cm" draw:z-index="10" draw:style-name="gr1"><svg:title>TexMaths</svg:title><svg:desc>12§display§\theta_i§svg§600§FALSE§</svg:desc><draw:polygon draw:style-name="gr2" draw:text-style-name="P24" svg:width="0.316cm" svg:height="0.355cm" svg:x="0cm" svg:y="0.006cm" svg:viewBox="0 0 317 356" draw:points="158,356 0,356 0,0 317,0 317,356"><text:p/></draw:polygon><draw:path draw:style-name="gr3" draw:text-style-name="P25" svg:width="0.174cm" svg:height="0.302cm" svg:x="0.017cm" svg:y="0cm" svg:viewBox="0 0 175 303" svg:d="M175 86c0-27-8-86-51-86-59 0-124 119-124 216 0 40 12 87 50 87 60 0 125-122 125-217zM46 145c6-28 14-61 32-91 11-22 26-44 46-44 21 0 22 26 22 50 0 21-2 43-13 85zM130 158c-5 19-14 55-30 85-15 29-30 50-50 50-14 0-22-13-22-51 0-18 3-43 13-84z"><text:p/></draw:path><draw:path draw:style-name="gr3" draw:text-style-name="P25" svg:width="0.089cm" svg:height="0.198cm" svg:x="0.211cm" svg:y="0.165cm" svg:viewBox="0 0 90 199" svg:d="M83 12c0-5-4-12-12-12-9 0-17 7-17 17 0 5 4 11 12 11s17-9 17-16zM22 162c-2 3-3 7-3 13 0 13 12 24 28 24 31 0 43-41 43-45 0-3-4-3-5-3-3 0-3 1-6 5-6 24-19 34-31 34-6 0-7-3-7-10 0-6 2-11 5-18 3-9 6-16 9-24 3-6 13-35 15-37 1-3 2-8 2-10 0-14-12-25-29-25-30 0-43 41-43 45s4 4 5 4c5 0 5-2 6-5 7-26 20-36 31-36 5 0 8 3 8 10s-2 12-9 30z"><text:p/></draw:path></draw:g></text:span><text:span text:style-name="T6"><text:s/>(„efekt</text:span><text:span text:style-name="T7">y</text:span><text:span text:style-name="T6"> </text:span><text:span text:style-name="T7">poszczególnych </text:span><text:span text:style-name="T6">szk</text:span><text:span text:style-name="T7">ół</text:span><text:span text:style-name="T6">”) i odchyleniu standardowym równym swojemu błędowi standardowemu:</text:span></text:p>
      <text:p text:style-name="P9"><text:span text:style-name="T6"><text:tab/></text:span><text:span text:style-name="T6"><draw:g text:anchor-type="as-char" svg:y="-0.318cm" draw:z-index="9" draw:style-name="gr1"><svg:title>TexMaths</svg:title><svg:desc>12§display§y_{i} \sim \text{N} \left( \theta_i, \sigma_i} \right)§svg§600§FALSE§</svg:desc><draw:polygon draw:style-name="gr2" draw:text-style-name="P24" svg:width="2.527cm" svg:height="0.42cm" svg:x="0cm" svg:y="0.001cm" svg:viewBox="0 0 2528 421" draw:points="1264,421 0,421 0,0 2528,0 2528,421"><text:p/></draw:polygon><draw:path draw:style-name="gr3" draw:text-style-name="P25" svg:width="0.195cm" svg:height="0.273cm" svg:x="0.012cm" svg:y="0.129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25" svg:width="0.089cm" svg:height="0.198cm" svg:x="0.22cm" svg:y="0.182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5" svg:width="0.281cm" svg:height="0.099cm" svg:x="0.487cm" svg:y="0.16cm" svg:viewBox="0 0 282 100" svg:d="M282 14c0-9-2-14-6-14-1 0-5 4-5 12-2 41-30 64-60 64-26 0-47-18-68-36-21-21-43-40-72-40-46 0-71 47-71 85 0 13 6 13 6 13 5 0 6-8 6-9 1-47 34-65 59-65 27 0 47 18 68 36 22 19 43 40 72 40 46 0 71-47 71-86z"><text:p/></draw:path><draw:path draw:style-name="gr3" draw:text-style-name="P25" svg:width="0.288cm" svg:height="0.288cm" svg:x="0.922cm" svg:y="0.026cm" svg:viewBox="0 0 289 289" svg:d="M84 6c-4-6-5-6-12-6h-72v13h12c6 0 14 0 22 1 9 2 9 2 9 10v221c0 12 0 31-43 31v13c14 0 36-1 50-1s34 1 48 1v-13c-43 0-43-19-43-31v-220c3 1 3 1 5 5l173 253c3 6 3 6 7 6 6 0 6-3 6-11v-234c0-12 0-31 43-31v-13c-14 0-36 1-49 1-14 0-36-1-50-1v13c43 0 43 19 43 31v182z"><text:p/></draw:path><draw:path draw:style-name="gr3" draw:text-style-name="P25" svg:width="0.097cm" svg:height="0.421cm" svg:x="1.33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5" svg:width="0.174cm" svg:height="0.303cm" svg:x="1.475cm" svg:y="0.018cm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5" svg:width="0.089cm" svg:height="0.198cm" svg:x="1.669cm" svg:y="0.182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5" svg:width="0.049cm" svg:height="0.126cm" svg:x="1.831cm" svg:y="0.271cm" svg:viewBox="0 0 50 127" svg:d="M50 44c0-27-10-44-27-44-15 0-23 11-23 22 0 12 8 24 23 24 5 0 11-3 14-6 3-2 3-2 4-2v6c0 32-15 58-29 71-5 5-5 6-5 7 0 4 1 5 5 5 5 0 38-33 38-83z"><text:p/></draw:path><draw:path draw:style-name="gr3" draw:text-style-name="P25" svg:width="0.222cm" svg:height="0.186cm" svg:x="1.998cm" svg:y="0.132cm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25" svg:width="0.089cm" svg:height="0.198cm" svg:x="2.237cm" svg:y="0.182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5" svg:width="0.097cm" svg:height="0.421cm" svg:x="2.387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6"><text:tab/>(</text:span><text:span text:style-name="T4">Równanie </text:span><text:span text:style-name="T4"><text:sequence text:ref-name="refEquation1" text:name="Equation" text:formula="ooow:Equation+1" style:num-format="1">2</text:sequence></text:span><text:span text:style-name="T4">)</text:span></text:p>
      <text:p text:style-name="P8"><text:span text:style-name="T4"><text:s/></text:span><text:span text:style-name="T7">Dopiero parametry </text:span><text:span text:style-name="T7"><draw:g text:anchor-type="as-char" svg:y="-0.3cm" draw:z-index="11" draw:style-name="gr1"><svg:title>TexMaths</svg:title><svg:desc>12§display§\theta_i§svg§600§FALSE§</svg:desc><draw:polygon draw:style-name="gr2" draw:text-style-name="P24" svg:width="0.316cm" svg:height="0.355cm" svg:x="0cm" svg:y="0.006cm" svg:viewBox="0 0 317 356" draw:points="158,356 0,356 0,0 317,0 317,356"><text:p/></draw:polygon><draw:path draw:style-name="gr3" draw:text-style-name="P25" svg:width="0.174cm" svg:height="0.302cm" svg:x="0.017cm" svg:y="0cm" svg:viewBox="0 0 175 303" svg:d="M175 86c0-27-8-86-51-86-59 0-124 119-124 216 0 40 12 87 50 87 60 0 125-122 125-217zM46 145c6-28 14-61 32-91 11-22 26-44 46-44 21 0 22 26 22 50 0 21-2 43-13 85zM130 158c-5 19-14 55-30 85-15 29-30 50-50 50-14 0-22-13-22-51 0-18 3-43 13-84z"><text:p/></draw:path><draw:path draw:style-name="gr3" draw:text-style-name="P25" svg:width="0.089cm" svg:height="0.198cm" svg:x="0.211cm" svg:y="0.165cm" svg:viewBox="0 0 90 199" svg:d="M83 12c0-5-4-12-12-12-9 0-17 7-17 17 0 5 4 11 12 11s17-9 17-16zM22 162c-2 3-3 7-3 13 0 13 12 24 28 24 31 0 43-41 43-45 0-3-4-3-5-3-3 0-3 1-6 5-6 24-19 34-31 34-6 0-7-3-7-10 0-6 2-11 5-18 3-9 6-16 9-24 3-6 13-35 15-37 1-3 2-8 2-10 0-14-12-25-29-25-30 0-43 41-43 45s4 4 5 4c5 0 5-2 6-5 7-26 20-36 31-36 5 0 8 3 8 10s-2 12-9 30z"><text:p/></draw:path></draw:g></text:span><text:span text:style-name="T7"><text:s/>przybierają postać dopasowywanej funkcji:</text:span></text:p>
      <text:p text:style-name="P10"><text:span text:style-name="T4"><text:tab/></text:span><text:span text:style-name="T4"><draw:g text:anchor-type="as-char" svg:y="-0.61cm" draw:z-index="12" draw:name="theta" draw:style-name="gr1"><svg:title>TexMaths</svg:title><svg:desc>12§display§\theta_i \sim \text{N}\left(C + a \cdot x_i + b * \sin\left(  \left(\frac{x_i}{\text{period}} + \phi \right) \cdot 2 \pi \right), \tau\right)§svg§600§FALSE§theta</svg:desc><draw:polygon draw:style-name="gr2" draw:text-style-name="P24" svg:width="9.881cm" svg:height="1.009cm" svg:x="0cm" svg:y="0cm" svg:viewBox="0 0 9882 1010" draw:points="4941,1010 0,1010 0,0 9882,0 9882,1010"><text:p/></draw:polygon><draw:path draw:style-name="gr3" draw:text-style-name="P25" svg:width="0.174cm" svg:height="0.303cm" svg:x="0.017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25" svg:width="0.089cm" svg:height="0.198cm" svg:x="0.211cm" svg:y="0.481cm" svg:viewBox="0 0 90 199" svg:d="M83 12c0-5-4-12-12-12-9 0-17 7-17 17 0 5 4 11 12 11s17-9 17-16zM22 162c-2 4-3 7-3 13 0 14 12 24 28 24 31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25" svg:width="0.281cm" svg:height="0.099cm" svg:x="0.478cm" svg:y="0.457cm" svg:viewBox="0 0 282 100" svg:d="M282 14c0-9-2-14-6-14-1 0-5 4-5 12-2 41-30 64-60 64-26 0-47-18-68-36-21-21-43-40-72-40-46 0-71 47-71 85 0 13 6 13 6 13 5 0 6-8 6-9 1-47 34-65 59-65 27 0 47 18 68 36 22 19 43 40 72 40 46 0 71-47 71-86z"><text:p/></draw:path><draw:path draw:style-name="gr3" draw:text-style-name="P25" svg:width="0.288cm" svg:height="0.288cm" svg:x="0.913cm" svg:y="0.326cm" svg:viewBox="0 0 289 289" svg:d="M84 6c-4-6-5-6-12-6h-72v13h12c6 0 14 0 22 1 9 2 9 2 9 10v221c0 12 0 31-43 31v13c14 0 36-1 50-1s34 1 48 1v-13c-43 0-43-19-43-31v-220c3 1 3 1 5 5l173 253c3 6 3 6 7 6 6 0 6-3 6-10v-235c0-12 0-31 43-31v-13c-14 0-36 1-49 1-14 0-36-1-50-1v13c43 0 43 19 43 31v182z"><text:p/></draw:path><draw:path draw:style-name="gr3" draw:text-style-name="P25" svg:width="0.208cm" svg:height="1.013cm" svg:x="1.37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5" svg:width="0.299cm" svg:height="0.306cm" svg:x="1.617cm" svg:y="0.314cm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1 0 5 4 5 6 5 5 0 5-1 8-8z"><text:p/></draw:path><draw:path draw:style-name="gr3" draw:text-style-name="P25" svg:width="0.28cm" svg:height="0.281cm" svg:x="2.044cm" svg:y="0.366cm" svg:viewBox="0 0 281 282" svg:d="M150 150h118c6 0 13 0 13-8 0-10-7-10-13-10h-118v-118c0-7 0-14-8-14-10 0-10 7-10 14v118h-118c-7 0-14 0-14 10 0 8 7 8 14 8h118v118c0 6 0 14 10 14 8 0 8-8 8-14z"><text:p/></draw:path><draw:path draw:style-name="gr3" draw:text-style-name="P25" svg:width="0.193cm" svg:height="0.191cm" svg:x="2.458cm" svg:y="0.425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5" svg:width="0.045cm" svg:height="0.045cm" svg:x="2.793cm" svg:y="0.484cm" svg:viewBox="0 0 46 46" svg:d="M46 23c0-12-10-23-23-23-12 0-23 11-23 23 0 13 11 23 23 23 13 0 23-10 23-23z"><text:p/></draw:path><draw:path draw:style-name="gr3" draw:text-style-name="P25" svg:width="0.21cm" svg:height="0.191cm" svg:x="2.98cm" svg:y="0.425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25" svg:width="0.089cm" svg:height="0.198cm" svg:x="3.221cm" svg:y="0.481cm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draw:path draw:style-name="gr3" draw:text-style-name="P25" svg:width="0.28cm" svg:height="0.281cm" svg:x="3.465cm" svg:y="0.366cm" svg:viewBox="0 0 281 282" svg:d="M150 150h118c6 0 13 0 13-8 0-10-7-10-13-10h-118v-118c0-7 0-14-8-14-10 0-10 7-10 14v118h-118c-7 0-14 0-14 10 0 8 7 8 14 8h118v118c0 6 0 14 10 14 8 0 8-8 8-14z"><text:p/></draw:path><draw:path draw:style-name="gr3" draw:text-style-name="P25" svg:width="0.155cm" svg:height="0.298cm" svg:x="3.882cm" svg:y="0.319cm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9-12-29-42 0-9 0-16 7-43z"><text:p/></draw:path><draw:path draw:style-name="gr3" draw:text-style-name="P25" svg:width="0.155cm" svg:height="0.182cm" svg:x="4.164cm" svg:y="0.416cm" svg:viewBox="0 0 156 183" svg:d="M89 17c0-6 0-17-10-17-7 0-13 6-12 11v6l6 66-54-40c-3-2-5-2-7-2-6 0-12 5-12 11 0 7 4 8 8 10l62 29-59 29c-7 2-11 5-11 11s6 12 12 12c2 0 4 0 14-9l47-33-6 71c0 8 7 11 11 11 6 0 11-3 11-11l-5-71 53 39c5 2 5 3 8 3 6 0 11-6 11-12s-4-9-8-11c-26-12-27-12-60-29l58-27c8-4 10-5 10-12 0-6-5-11-11-11-3 0-3 0-14 7l-47 35z"><text:p/></draw:path><draw:path draw:style-name="gr3" draw:text-style-name="P25" svg:width="0.138cm" svg:height="0.194cm" svg:x="4.454cm" svg:y="0.423cm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5" svg:width="0.09cm" svg:height="0.282cm" svg:x="4.62cm" svg:y="0.329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25" svg:width="0.213cm" svg:height="0.186cm" svg:x="4.737cm" svg:y="0.425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5" svg:width="0.208cm" svg:height="1.013cm" svg:x="5.11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5" svg:width="0.208cm" svg:height="1.013cm" svg:x="5.42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5" svg:width="0.21cm" svg:height="0.191cm" svg:x="6.107cm" svg:y="0.14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25" svg:width="0.089cm" svg:height="0.198cm" svg:x="6.35cm" svg:y="0.194cm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draw:polygon draw:style-name="gr3" draw:text-style-name="P25" svg:width="1.173cm" svg:height="0.017cm" svg:x="5.7cm" svg:y="0.497cm" svg:viewBox="0 0 1174 18" draw:points="587,18 0,18 0,0 1174,0 1174,18"><text:p/></draw:polygon><draw:path draw:style-name="gr3" draw:text-style-name="P25" svg:width="0.208cm" svg:height="0.268cm" svg:x="5.711cm" svg:y="0.714cm" svg:viewBox="0 0 209 269" svg:d="M61 28v-28l-61 5v13c30 0 32 2 32 22v198c0 19-3 19-32 19v12c14 0 36-1 47-1 12 0 33 1 48 1v-12c-28 0-33 0-33-19v-72-4c3 7 21 30 52 30 52 0 95-41 95-96 0-54-41-96-89-96-32 0-50 18-59 28zM62 139v-95c12-21 33-33 56-33 30 0 56 37 56 85 0 51-30 87-61 87-17 0-34-9-45-27-6-8-6-9-6-17z"><text:p/></draw:path><draw:path draw:style-name="gr3" draw:text-style-name="P25" svg:width="0.163cm" svg:height="0.194cm" svg:x="5.956cm" svg:y="0.714cm" svg:viewBox="0 0 164 195" svg:d="M36 84c2-64 38-74 53-74 43 0 48 56 48 74zM36 92h118c9 0 10 0 10-8 0-43-22-84-75-84-49 0-89 43-89 97 0 57 44 98 94 98 51 0 70-47 70-56 0-3-3-5-6-5s-4 3-4 6c-16 45-54 45-58 45-22 0-38-14-48-29-12-20-12-48-12-64z"><text:p/></draw:path><draw:path draw:style-name="gr3" draw:text-style-name="P25" svg:width="0.142cm" svg:height="0.186cm" svg:x="6.143cm" svg:y="0.714cm" svg:viewBox="0 0 143 187" svg:d="M59 47v-47l-59 5v13c30 0 32 4 32 23v115c0 18-3 18-32 18v13c17 0 36-1 48-1 17 0 37 0 55 1v-13h-9c-32 0-33-3-33-19v-66c0-42 18-79 51-79 2 0 3 0 4 0-2 1-9 6-9 16 0 12 8 18 18 18 7 0 18-4 18-18s-13-26-31-26c-32 0-47 29-53 47z"><text:p/></draw:path><draw:path draw:style-name="gr3" draw:text-style-name="P25" svg:width="0.09cm" svg:height="0.282cm" svg:x="6.31cm" svg:y="0.618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25" svg:width="0.187cm" svg:height="0.194cm" svg:x="6.425cm" svg:y="0.714cm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25" svg:width="0.208cm" svg:height="0.298cm" svg:x="6.648cm" svg:y="0.609cm" svg:viewBox="0 0 209 299" svg:d="M146 271v28l63-5v-13c-29 0-34-4-34-24v-257l-60 5v13c29 0 33 4 33 23v91c-12-14-30-25-54-25-50 0-94 41-94 96 0 54 41 96 90 96 28 0 47-14 56-28zM146 157v87c0 8 0 8-4 15-12 21-32 30-50 30-19 0-34-10-45-27s-11-41-11-58 0-42 12-61c10-13 25-27 48-27 16 0 32 6 46 26 4 7 4 8 4 15z"><text:p/></draw:path><draw:path draw:style-name="gr3" draw:text-style-name="P25" svg:width="0.28cm" svg:height="0.281cm" svg:x="7.041cm" svg:y="0.366cm" svg:viewBox="0 0 281 282" svg:d="M150 150h118c6 0 13 0 13-8 0-10-7-10-13-10h-118v-118c0-7 0-14-8-14-10 0-10 7-10 14v118h-118c-7 0-14 0-14 10 0 8 7 8 14 8h118v118c0 6 0 14 10 14 8 0 8-8 8-14z"><text:p/></draw:path><draw:path draw:style-name="gr3" draw:text-style-name="P25" svg:width="0.221cm" svg:height="0.38cm" svg:x="7.459cm" svg:y="0.319cm" svg:viewBox="0 0 222 381" svg:d="M164 11c0-1 2-6 2-7 0 0 0-4-5-4s-5 1-6 8l-25 99c-68 1-130 58-130 115 0 40 30 73 82 77-4 13-8 26-10 40-6 19-10 36-10 37 0 5 3 5 5 5 3 0 3 0 5-3 0-1 2-11 4-15l16-64c69-2 130-60 130-116 0-34-23-73-82-76zM84 289c-26-1-56-15-56-58 0-51 37-110 99-116zM138 115c32 3 56 22 56 59 0 49-36 111-100 115z"><text:p/></draw:path><draw:path draw:style-name="gr3" draw:text-style-name="P25" svg:width="0.208cm" svg:height="1.013cm" svg:x="7.70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5" svg:width="0.045cm" svg:height="0.045cm" svg:x="8.131cm" svg:y="0.484cm" svg:viewBox="0 0 46 46" svg:d="M46 23c0-12-10-23-23-23-12 0-23 11-23 23 0 13 11 23 23 23 13 0 23-10 23-23z"><text:p/></draw:path><draw:path draw:style-name="gr3" draw:text-style-name="P25" svg:width="0.168cm" svg:height="0.281cm" svg:x="8.32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5" svg:width="0.227cm" svg:height="0.186cm" svg:x="8.527cm" svg:y="0.43cm" svg:viewBox="0 0 228 187" svg:d="M101 25h48c-15 63-18 81-18 109 0 6 0 17 3 32 4 19 9 21 16 21 8 0 17-7 17-16 0-2 0-3-3-9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25" svg:width="0.208cm" svg:height="1.013cm" svg:x="8.785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5" svg:width="0.049cm" svg:height="0.126cm" svg:x="9.188cm" svg:y="0.566cm" svg:viewBox="0 0 50 127" svg:d="M50 44c0-27-10-44-27-44-15 0-23 11-23 22 0 12 8 24 23 24 5 0 11-3 14-6 3-2 3-2 4-2v6c0 32-15 58-29 71-5 5-5 6-5 7 0 4 1 5 5 5 5 0 38-33 38-83z"><text:p/></draw:path><draw:path draw:style-name="gr3" draw:text-style-name="P25" svg:width="0.204cm" svg:height="0.188cm" svg:x="9.351cm" svg:y="0.43cm" svg:viewBox="0 0 205 189" svg:d="M113 25h72c5 0 20 0 20-14 0-11-9-11-17-11h-118c-9 0-26 0-44 20-14 16-26 35-26 38 0 1 0 4 5 4 3 0 5-2 7-4 20-33 44-33 53-33h36l-41 136c-2 5-5 14-5 16 0 4 3 12 12 12 15 0 17-14 17-18z"><text:p/></draw:path><draw:path draw:style-name="gr3" draw:text-style-name="P25" svg:width="0.208cm" svg:height="1.013cm" svg:x="9.58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span><text:span text:style-name="T4"><text:tab/>(Równanie </text:span><text:span text:style-name="T4"><text:sequence text:ref-name="refEquation2" text:name="Equation" text:formula="ooow:Equation+1" style:num-format="1">3</text:sequence></text:span><text:span text:style-name="T4">)</text:span></text:p>
      <text:p text:style-name="P10"><text:soft-page-break/><text:span text:style-name="T4">Poza </text:span><text:span text:style-name="T4"><draw:g text:anchor-type="as-char" svg:y="-0.3cm" draw:z-index="13" draw:style-name="gr1"><svg:title>TexMaths</svg:title><svg:desc>12§display§\theta_i§svg§600§FALSE§</svg:desc><draw:polygon draw:style-name="gr2" draw:text-style-name="P24" svg:width="0.316cm" svg:height="0.355cm" svg:x="0cm" svg:y="0.006cm" svg:viewBox="0 0 317 356" draw:points="158,356 0,356 0,0 317,0 317,356"><text:p/></draw:polygon><draw:path draw:style-name="gr3" draw:text-style-name="P25" svg:width="0.174cm" svg:height="0.302cm" svg:x="0.017cm" svg:y="0cm" svg:viewBox="0 0 175 303" svg:d="M175 86c0-27-8-86-51-86-59 0-124 119-124 216 0 40 12 87 50 87 60 0 125-122 125-217zM46 145c6-28 14-61 32-91 11-22 26-44 46-44 21 0 22 26 22 50 0 21-2 43-13 85zM130 158c-5 19-14 55-30 85-15 29-30 50-50 50-14 0-22-13-22-51 0-18 3-43 13-84z"><text:p/></draw:path><draw:path draw:style-name="gr3" draw:text-style-name="P25" svg:width="0.089cm" svg:height="0.198cm" svg:x="0.211cm" svg:y="0.165cm" svg:viewBox="0 0 90 199" svg:d="M83 12c0-5-4-12-12-12-9 0-17 7-17 17 0 5 4 11 12 11s17-9 17-16zM22 162c-2 3-3 7-3 13 0 13 12 24 28 24 31 0 43-41 43-45 0-3-4-3-5-3-3 0-3 1-6 5-6 24-19 34-31 34-6 0-7-3-7-10 0-6 2-11 5-18 3-9 6-16 9-24 3-6 13-35 15-37 1-3 2-8 2-10 0-14-12-25-29-25-30 0-43 41-43 45s4 4 5 4c5 0 5-2 6-5 7-26 20-36 31-36 5 0 8 3 8 10s-2 12-9 30z"><text:p/></draw:path></draw:g></text:span><text:span text:style-name="T4">, dodatkowym analizowanym ukrytym parametrem modelu jest parametr </text:span><text:span text:style-name="T4"><draw:g text:anchor-type="as-char" svg:y="-0.189cm" draw:z-index="14" draw:style-name="gr1"><svg:title>TexMaths</svg:title><svg:desc>12§display§\tau§svg§600§FALSE§</svg:desc><draw:polygon draw:style-name="gr2" draw:text-style-name="P24" svg:width="0.232cm" svg:height="0.181cm" svg:x="0cm" svg:y="0.001cm" svg:viewBox="0 0 233 182" draw:points="116,182 0,182 0,0 233,0 233,182"><text:p/></draw:polygon><draw:path draw:style-name="gr3" draw:text-style-name="P25" svg:width="0.205cm" svg:height="0.188cm" svg:x="0.012cm" svg:y="0cm" svg:viewBox="0 0 206 189" svg:d="M114 25h71c6 0 21 0 21-14 0-11-9-11-18-11h-118c-9 0-26 0-44 20-14 16-26 35-26 38 0 1 0 5 5 5 3 0 5-3 7-5 20-33 44-33 54-33h35l-41 136c-2 6-5 15-5 16 0 5 3 12 12 12 15 0 17-12 18-18z"><text:p/></draw:path></draw:g></text:span><text:span text:style-name="T4">, określający „wariancję między szkołami”. </text:span></text:p>
      <text:p text:style-name="P10"><text:span text:style-name="T4">Parametry </text:span><text:span text:style-name="T1">a</text:span><text:span text:style-name="T4"> i </text:span><text:span text:style-name="T1">b</text:span><text:span text:style-name="T4"> mają przyporządkowany rozkład a’priori Cauchego o średniej odpowiednio </text:span><text:span text:style-name="T4"><draw:g text:anchor-type="as-char" svg:y="-0.601cm" draw:z-index="15" draw:name="prior_a" draw:style-name="gr1"><svg:title>TexMaths</svg:title><svg:desc>12§display§\frac{\text{sd}(y)}{\text{sd(x)}§svg§600§FALSE§prior_a</svg:desc><draw:polygon draw:style-name="gr2" draw:text-style-name="P24" svg:width="0.952cm" svg:height="0.993cm" svg:x="0cm" svg:y="0.003cm" svg:viewBox="0 0 953 994" draw:points="476,994 0,994 0,0 953,0 953,994"><text:p/></draw:polygon><draw:path draw:style-name="gr3" draw:text-style-name="P25" svg:width="0.138cm" svg:height="0.193cm" svg:x="0.014cm" svg:y="0.127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5" svg:width="0.208cm" svg:height="0.298cm" svg:x="0.18cm" svg:y="0.024cm" svg:viewBox="0 0 209 299" svg:d="M146 270v29l63-5v-14c-29 0-34-3-34-23v-257l-60 5v13c29 0 33 4 33 23v91c-12-14-30-25-54-25-50 0-94 41-94 96 0 53 41 96 90 96 28 0 47-15 56-29zM146 157v87c0 7 0 8-4 15-12 21-32 30-50 30-19 0-34-11-45-27-11-17-11-41-11-58s0-42 12-61c10-13 25-27 48-27 16 0 32 6 46 26 4 7 4 8 4 15z"><text:p/></draw:path><draw:path draw:style-name="gr3" draw:text-style-name="P25" svg:width="0.097cm" svg:height="0.421cm" svg:x="0.443cm" svg:y="0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25" svg:width="0.195cm" svg:height="0.273cm" svg:x="0.577cm" svg:y="0.131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25" svg:width="0.097cm" svg:height="0.421cm" svg:x="0.81cm" svg:y="0cm" svg:viewBox="0 0 98 422" svg:d="M98 211c0-32-4-84-27-132-25-51-63-79-67-79-2 0-4 2-4 4s0 3 7 10c43 41 67 108 67 197 0 72-15 146-68 199-6 6-6 7-6 9s2 3 4 3c4 0 43-29 68-83 22-45 26-92 26-128z"><text:p/></draw:path><draw:polygon draw:style-name="gr3" draw:text-style-name="P25" svg:width="0.952cm" svg:height="0.017cm" svg:x="0cm" svg:y="0.489cm" svg:viewBox="0 0 953 18" draw:points="476,18 0,18 0,0 953,0 953,18"><text:p/></draw:polygon><draw:path draw:style-name="gr3" draw:text-style-name="P25" svg:width="0.138cm" svg:height="0.193cm" svg:x="0.013cm" svg:y="0.701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5" svg:width="0.208cm" svg:height="0.298cm" svg:x="0.18cm" svg:y="0.599cm" svg:viewBox="0 0 209 299" svg:d="M146 270v29l63-5v-14c-29 0-34-3-34-23v-257l-60 5v13c30 0 33 4 33 23v91c-12-14-30-25-54-25-50 0-94 41-94 96 0 53 41 96 90 96 28 0 47-15 56-29zM146 157v87c0 7 0 8-4 15-12 21-32 30-50 30-19 0-34-11-45-27-11-17-11-41-11-58s0-42 12-61c10-13 25-27 48-27 16 0 32 6 46 26 4 7 4 8 4 15z"><text:p/></draw:path><draw:path draw:style-name="gr3" draw:text-style-name="P25" svg:width="0.097cm" svg:height="0.421cm" svg:x="0.44cm" svg:y="0.573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25" svg:width="0.213cm" svg:height="0.181cm" svg:x="0.568cm" svg:y="0.707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1-14z"><text:p/></draw:path><draw:path draw:style-name="gr3" draw:text-style-name="P25" svg:width="0.097cm" svg:height="0.421cm" svg:x="0.809cm" svg:y="0.573cm" svg:viewBox="0 0 98 422" svg:d="M98 211c0-32-4-84-27-132-25-51-63-79-67-79-2 0-4 2-4 4s0 3 7 10c43 41 67 108 67 197 0 72-15 146-68 199-6 6-6 7-6 9s2 3 4 3c4 0 43-29 68-83 22-45 26-92 26-128z"><text:p/></draw:path></draw:g></text:span><text:span text:style-name="T4"><text:s/>i </text:span><text:span text:style-name="T4"><draw:g text:anchor-type="as-char" svg:y="-0.318cm" draw:z-index="16" draw:style-name="gr1"><svg:title>TexMaths</svg:title><svg:desc>12§display§\text{sd}(y)§svg§600§FALSE§</svg:desc><draw:polygon draw:style-name="gr2" draw:text-style-name="P24" svg:width="0.947cm" svg:height="0.42cm" svg:x="0cm" svg:y="0.001cm" svg:viewBox="0 0 948 421" draw:points="475,421 0,421 0,0 948,0 948,421"><text:p/></draw:polygon><draw:path draw:style-name="gr3" draw:text-style-name="P25" svg:width="0.138cm" svg:height="0.193cm" svg:x="0.013cm" svg:y="0.127cm" svg:viewBox="0 0 139 194" svg:d="M74 108c10 1 43 8 43 38 0 22-14 39-47 39-35 0-51-24-58-60-1-5-2-7-6-7-6 0-6 3-6 10v57c0 7 0 9 5 9 2 0 2 0 11-8 1-1 1-1 8-10 18 18 37 18 46 18 49 0 69-28 69-58 0-23-13-35-18-41-14-13-31-16-48-21-24-4-53-9-53-33 0-16 11-34 48-34 46 0 49 39 49 53 0 4 5 4 5 4 6 0 6-3 6-11v-42c0-9 0-11-5-11-1 0-2 0-8 5-1 2-6 6-7 7-16-12-34-12-40-12-51 0-68 29-68 52 0 15 7 27 18 37 13 9 26 13 56 19z"><text:p/></draw:path><draw:path draw:style-name="gr3" draw:text-style-name="P25" svg:width="0.208cm" svg:height="0.298cm" svg:x="0.18cm" svg:y="0.021cm" svg:viewBox="0 0 209 299" svg:d="M146 271v28l63-5v-13c-29 0-34-4-34-24v-257l-60 5v13c30 0 32 4 32 23v91c-12-14-30-25-54-25-49 0-93 41-93 96 0 54 41 96 90 96 27 0 47-15 56-28zM146 157v87c0 8 0 8-5 15-12 21-31 30-49 30-19 0-34-11-45-27-11-17-11-41-11-58s0-42 12-61c10-13 25-27 48-27 15 0 32 6 45 26 5 7 5 8 5 15z"><text:p/></draw:path><draw:path draw:style-name="gr3" draw:text-style-name="P25" svg:width="0.097cm" svg:height="0.421cm" svg:x="0.442cm" svg:y="0cm" svg:viewBox="0 0 98 422" svg:d="M98 419c0-1 0-3-7-10-53-53-66-133-66-198 0-73 16-146 68-199 5-5 5-6 5-8 0-3-1-4-5-4-3 0-41 29-67 83-21 45-26 92-26 128 0 34 5 84 28 132 26 53 62 79 65 79 4 0 5-1 5-3z"><text:p/></draw:path><draw:path draw:style-name="gr3" draw:text-style-name="P25" svg:width="0.194cm" svg:height="0.273cm" svg:x="0.575cm" svg:y="0.129cm" svg:viewBox="0 0 195 274" svg:d="M194 26c1-6 1-7 1-9 0-9-6-12-12-12-4 0-12 2-15 8-1 3-4 16-6 23-3 11-6 23-9 34l-19 76c-1 6-19 36-46 36-23 0-28-18-28-34 0-20 8-45 23-83 6-17 7-22 7-30 0-19-13-35-35-35-39 0-55 61-55 65 0 5 4 5 5 5 5 0 5-2 7-9 11-39 29-51 43-51 3 0 10 0 10 13 0 11-4 21-7 30-17 44-24 69-24 89 0 37 26 50 51 50 17 0 31-7 42-19-5 21-10 42-26 65-12 14-28 27-47 27-6 0-25-2-32-18 7 0 12 0 19-5 3-4 7-9 7-18 0-13-12-15-16-15-9 0-24 7-24 29 0 20 20 36 46 36 44 0 87-39 98-87z"><text:p/></draw:path><draw:path draw:style-name="gr3" draw:text-style-name="P25" svg:width="0.097cm" svg:height="0.421cm" svg:x="0.808cm" svg:y="0cm" svg:viewBox="0 0 98 422" svg:d="M98 211c0-32-5-84-27-132-25-51-63-79-67-79-2 0-4 2-4 4s0 3 7 10c43 41 67 108 67 197 0 72-15 147-68 199-6 6-6 8-6 9 0 2 2 3 4 3 4 0 43-28 68-82 21-46 26-93 26-129z"><text:p/></draw:path></draw:g></text:span><text:span text:style-name="T4">, pełniący rolę mało informującego priori o dodatniej dziedzinie.</text:span></text:p>
      <text:h text:style-name="P22" text:outline-level="2">Interpretacja wyników</text:h>
      <text:p text:style-name="P11">Najważniejszą przewagą statystyki bayesowskiej na klasyczną jest to, że w jej wyniku otrzymujemy rozkład nieznanych parametrów, a nie tylko ich wartości punktowe (i być może miarę ich istotności statystycznej). Z rozkładów można odczytać zarówno wartość punktową (poprzez użycie statystyki centralnej, np. mediany albo średniej) oraz to, czy ich wartość jest „istotnie różna od zera”. Tą ostatnią cechę sprawdzamy poprzez <text:span text:style-name="T4">policzenie pola pod wykresem rozkładu po obu stronach osi </text:span><text:span text:style-name="T4"><draw:g text:anchor-type="as-char" svg:y="-0.3cm" draw:z-index="17" draw:style-name="gr1"><svg:title>TexMaths</svg:title><svg:desc>12§display§X=0§svg§600§FALSE§</svg:desc><draw:polygon draw:style-name="gr2" draw:text-style-name="P24" svg:width="1.152cm" svg:height="0.288cm" svg:x="0cm" svg:y="0.001cm" svg:viewBox="0 0 1153 289" draw:points="577,289 0,289 0,0 1153,0 1153,289"><text:p/></draw:polygon><draw:path draw:style-name="gr3" draw:text-style-name="P25" svg:width="0.347cm" svg:height="0.29cm" svg:x="0.012cm" svg:y="0cm" svg:viewBox="0 0 348 291" svg:d="M194 116l-36-85c-2-3-2-4-2-6s7-11 25-12c4-1 9-1 9-8 0-5-5-5-6-5-18 0-36 1-54 1-11 0-36-1-47-1-4 0-9 0-9 8 0 5 5 5 10 5 26 0 29 4 32 14l50 119-89 96-6 5c-21 22-40 29-61 30-6 0-10 0-10 9 0 1 0 5 6 5 12 0 25-2 40-2 14 0 32 2 46 2 3 0 8 0 8-9 0-5-4-5-5-5-4 0-16-1-16-13 0-6 5-13 10-19l43-46 38-42 44 101c1 5 2 6 2 7 0 3-8 11-25 12-5 0-9 0-9 9 0 5 5 5 8 5 10 0 40-2 52-2 10 0 36 2 47 2 3 0 9 0 9-9 0-5-5-5-8-5-28 0-30-1-37-19-15-39-44-106-54-130 29-30 72-82 87-93 12-10 28-21 52-22 6-1 10-1 10-8 0-1 0-5-5-5-13 0-26 1-39 1-16 0-33-1-47-1-4 0-9 0-9 8 0 4 3 4 5 5 4 0 18 1 18 14 0 6-5 10-9 14z"><text:p/></draw:path><draw:path draw:style-name="gr3" draw:text-style-name="P25" svg:width="0.28cm" svg:height="0.099cm" svg:x="0.522cm" svg:y="0.134cm" svg:viewBox="0 0 281 100" svg:d="M266 17c8 0 15 0 15-9 0-8-7-8-13-8h-254c-7 0-14 0-14 8 0 9 7 9 14 9zM268 100c6 0 13 0 13-8 0-9-7-9-15-9h-252c-7 0-14 0-14 9 0 8 7 8 14 8z"><text:p/></draw:path><draw:path draw:style-name="gr3" draw:text-style-name="P25" svg:width="0.178cm" svg:height="0.291cm" svg:x="0.959cm" svg:y="0.007cm" svg:viewBox="0 0 179 292" svg:d="M179 147c0-34-3-67-18-100-19-40-53-47-72-47-24 0-57 11-73 51-14 29-16 62-16 96 0 33 2 70 19 103 18 33 49 42 70 42 24 0 55-9 74-48 13-29 16-63 16-97zM89 283c-16 0-42-11-48-52-5-25-5-65-5-89 0-27 0-55 2-78 9-51 41-54 51-54 14 0 43 7 50 49 4 24 4 56 4 83 0 32 0 61-5 87-6 41-30 54-49 54z"><text:p/></draw:path></draw:g></text:span><text:span text:style-name="T4">. Jeśli co najmniej 5% rozkładu parametru znajduje się po obu stronach osi, można to interpretować że dany współczynnik regresji nie jest istotnie różny od zera. </text:span></text:p>
      <text:p text:style-name="P12"><text:span text:style-name="T8">Dopasowano również parametr określający </text:span><text:span text:style-name="T4">przesunięci</text:span><text:span text:style-name="T8">e </text:span><text:span text:style-name="T4">fazowe </text:span><text:span text:style-name="T8">sinusoidy</text:span><text:span text:style-name="T4"> </text:span><text:span text:style-name="T4"><draw:g text:anchor-type="as-char" svg:y="-0.298cm" draw:z-index="18" draw:style-name="gr1"><svg:title>TexMaths</svg:title><svg:desc>12§display§\phi§svg§600§FALSE§</svg:desc><draw:polygon draw:style-name="gr2" draw:text-style-name="P24" svg:width="0.251cm" svg:height="0.375cm" svg:x="0cm" svg:y="0.001cm" svg:viewBox="0 0 252 376" draw:points="126,376 0,376 0,0 252,0 252,376"><text:p/></draw:polygon><draw:path draw:style-name="gr3" draw:text-style-name="P25" svg:width="0.221cm" svg:height="0.381cm" svg:x="0.022cm" svg:y="0cm" svg:viewBox="0 0 222 382" svg:d="M165 11c0-1 2-6 2-7 0 0 0-4-6-4-4 0-5 1-6 8l-25 99c-68 2-130 58-130 116 0 41 30 75 82 77-4 13-6 27-10 40-6 20-10 36-10 37 0 5 4 5 5 5 3 0 4 0 5-2 0 0 4-10 4-16l17-64c68-2 129-60 129-117 0-34-21-72-81-76zM84 291c-26-2-56-16-56-60 0-50 37-109 99-115zM138 116c33 2 58 21 58 59 0 50-37 111-101 116z"><text:p/></draw:path></draw:g></text:span><text:span text:style-name="T4">. </text:span><text:span text:style-name="T8">Ponieważ współczynnik regresji </text:span><text:span text:style-name="T2">b</text:span><text:span text:style-name="T8"> stojący przy sinusoidzie może przyjmować wartości ujemne, dlatego ograniczono dziedzinę wartości </text:span><text:span text:style-name="T8"><draw:g text:anchor-type="as-char" svg:y="-0.298cm" draw:z-index="19" draw:style-name="gr1"><svg:title>TexMaths</svg:title><svg:desc>12§display§\phi§svg§600§FALSE§</svg:desc><draw:polygon draw:style-name="gr2" draw:text-style-name="P24" svg:width="0.251cm" svg:height="0.375cm" svg:x="0cm" svg:y="0.001cm" svg:viewBox="0 0 252 376" draw:points="126,376 0,376 0,0 252,0 252,376"><text:p/></draw:polygon><draw:path draw:style-name="gr3" draw:text-style-name="P25" svg:width="0.221cm" svg:height="0.381cm" svg:x="0.022cm" svg:y="0cm" svg:viewBox="0 0 222 382" svg:d="M165 11c0-1 2-6 2-7 0 0 0-4-6-4-4 0-5 1-6 8l-25 99c-68 2-130 58-130 116 0 41 30 75 82 77-4 13-6 27-10 40-6 20-10 36-10 37 0 5 4 5 5 5 3 0 4 0 5-2 0 0 4-10 4-16l17-64c68-2 129-60 129-117 0-34-21-72-81-76zM84 291c-26-2-56-16-56-60 0-50 37-109 99-115zM138 116c33 2 58 21 58 59 0 50-37 111-101 116z"><text:p/></draw:path></draw:g></text:span><text:span text:style-name="T8"><text:s/>do połowy okresu, aby uniknąć </text:span><text:span text:style-name="T9">problemu z tzw</text:span><text:span text:style-name="T8">. </text:span><text:span text:style-name="T3">identification</text:span><text:span text:style-name="T9">, sytuacji gdzie model ma problemy ze zbieżnością.</text:span></text:p>
      <text:p text:style-name="P13"><text:span text:style-name="T9">O</text:span><text:span text:style-name="T4">statnim raportowanym parametrem jest </text:span><text:span text:style-name="T4"><draw:g text:anchor-type="as-char" svg:y="-0.189cm" draw:z-index="20" draw:style-name="gr1"><svg:title>TexMaths</svg:title><svg:desc>12§display§\tau§svg§600§FALSE§</svg:desc><draw:polygon draw:style-name="gr2" draw:text-style-name="P24" svg:width="0.232cm" svg:height="0.181cm" svg:x="0cm" svg:y="0.001cm" svg:viewBox="0 0 233 182" draw:points="116,182 0,182 0,0 233,0 233,182"><text:p/></draw:polygon><draw:path draw:style-name="gr3" draw:text-style-name="P25" svg:width="0.205cm" svg:height="0.188cm" svg:x="0.012cm" svg:y="0cm" svg:viewBox="0 0 206 189" svg:d="M114 25h71c6 0 21 0 21-14 0-11-9-11-18-11h-118c-9 0-26 0-44 20-14 16-26 35-26 38 0 1 0 5 5 5 3 0 5-3 7-5 20-33 44-33 54-33h35l-41 136c-2 6-5 15-5 16 0 5 3 12 12 12 15 0 17-12 18-18z"><text:p/></draw:path></draw:g></text:span><text:span text:style-name="T4">, parametr determinujący stopień niedopasowania modelu do danych. Parametr </text:span><text:span text:style-name="T4"><draw:g text:anchor-type="as-char" svg:y="-0.189cm" draw:z-index="21" draw:style-name="gr1"><svg:title>TexMaths</svg:title><svg:desc>12§display§\tau§svg§600§FALSE§</svg:desc><draw:polygon draw:style-name="gr2" draw:text-style-name="P24" svg:width="0.232cm" svg:height="0.181cm" svg:x="0cm" svg:y="0.001cm" svg:viewBox="0 0 233 182" draw:points="116,182 0,182 0,0 233,0 233,182"><text:p/></draw:polygon><draw:path draw:style-name="gr3" draw:text-style-name="P25" svg:width="0.205cm" svg:height="0.188cm" svg:x="0.012cm" svg:y="0cm" svg:viewBox="0 0 206 189" svg:d="M114 25h71c6 0 21 0 21-14 0-11-9-11-18-11h-118c-9 0-26 0-44 20-14 16-26 35-26 38 0 1 0 5 5 5 3 0 5-3 7-5 20-33 44-33 54-33h35l-41 136c-2 6-5 15-5 16 0 5 3 12 12 12 15 0 17-12 18-18z"><text:p/></draw:path></draw:g></text:span><text:span text:style-name="T4"><text:s/>jest odchyleniem standardowym różnicy między obserwowanymi wartościami </text:span><text:span text:style-name="T4"><draw:g text:anchor-type="as-char" svg:y="-0.189cm" draw:z-index="22" draw:style-name="gr1"><svg:title>TexMaths</svg:title><svg:desc>12§display§y_i§svg§600§FALSE§</svg:desc><draw:polygon draw:style-name="gr2" draw:text-style-name="P24" svg:width="0.325cm" svg:height="0.263cm" svg:x="0cm" svg:y="0.005cm" svg:viewBox="0 0 326 264" draw:points="163,264 0,264 0,0 326,0 326,264"><text:p/></draw:polygon><draw:path draw:style-name="gr3" draw:text-style-name="P25" svg:width="0.195cm" svg:height="0.273cm" svg:x="0.012cm" svg:y="0cm" svg:viewBox="0 0 196 274" svg:d="M193 26c3-6 3-7 3-9 0-9-7-12-12-12s-12 2-16 8c-1 3-3 16-6 23-2 11-6 23-8 34l-19 77c-2 6-20 36-47 36-23 0-28-18-28-35 0-19 8-45 23-83 6-17 7-22 7-30 0-19-13-35-35-35-39 0-55 61-55 65 0 5 4 5 5 5 5 0 5-2 7-9 11-39 29-51 43-51 3 0 10 0 10 13 0 11-4 21-7 30-17 44-24 70-24 89 0 37 26 50 51 50 17 0 32-7 42-19-4 22-9 42-26 65-12 14-28 28-47 28-6 0-25-3-32-18 7 0 12 0 19-5 3-5 7-10 7-18 0-14-12-16-16-16-9 0-24 7-24 29 0 20 20 36 46 36 45 0 88-38 99-87z"><text:p/></draw:path><draw:path draw:style-name="gr3" draw:text-style-name="P25" svg:width="0.089cm" svg:height="0.198cm" svg:x="0.22cm" svg:y="0.053cm" svg:viewBox="0 0 90 199" svg:d="M83 12c0-5-4-12-12-12-9 0-17 7-17 17 0 5 4 11 12 11s17-9 17-16zM22 162c-2 4-3 7-3 13 0 14 12 24 28 24 31 0 43-40 43-44s-4-4-5-4c-3 0-3 2-6 5-6 24-19 35-31 35-6 0-7-4-7-11 0-6 2-11 5-18 3-8 6-15 9-24 3-6 13-35 15-37 1-2 2-7 2-10 0-14-12-25-29-25-30 0-43 41-43 46 0 3 4 3 5 3 5 0 5-2 6-4 7-27 20-37 31-37 5 0 8 3 8 10s-2 12-9 30z"><text:p/></draw:path></draw:g></text:span><text:span text:style-name="T4"><text:s/>a dopasowanym modelem </text:span><text:span text:style-name="T4"><draw:g text:anchor-type="as-char" svg:y="-0.314cm" draw:z-index="23" draw:style-name="gr1"><svg:title>TexMaths</svg:title><svg:desc>12§display§y_i^*§svg§600§FALSE§</svg:desc><draw:polygon draw:style-name="gr2" draw:text-style-name="P24" svg:width="0.395cm" svg:height="0.417cm" svg:x="0cm" svg:y="0cm" svg:viewBox="0 0 396 418" draw:points="197,418 0,418 0,0 396,0 396,418"><text:p/></draw:polygon><draw:path draw:style-name="gr3" draw:text-style-name="P25" svg:width="0.195cm" svg:height="0.273cm" svg:x="0.012cm" svg:y="0.125cm" svg:viewBox="0 0 196 274" svg:d="M195 26c1-6 1-7 1-9 0-9-6-12-12-12-5 0-12 2-16 8-1 3-3 16-6 23-2 11-6 23-8 34l-19 78c-1 5-19 35-47 35-23 0-28-18-28-35 0-19 9-45 23-83 6-17 7-22 7-30 0-19-13-35-35-35-39 0-55 61-55 65 0 5 4 5 5 5 5 0 5-1 7-9 11-39 29-51 43-51 3 0 10 0 10 13 0 11-4 21-7 30-17 44-24 70-24 89 0 37 26 50 51 50 17 0 32-7 43-19-5 23-10 42-27 66-12 15-28 27-47 27-6 0-25-3-32-18 7 0 12 0 19-5 4-4 7-10 7-18 0-13-12-15-16-15-9 0-24 6-24 28 0 20 20 36 46 36 45 0 88-38 99-86z"><text:p/></draw:path><draw:path draw:style-name="gr3" draw:text-style-name="P25" svg:width="0.121cm" svg:height="0.128cm" svg:x="0.249cm" svg:y="0cm" svg:viewBox="0 0 122 129" svg:d="M70 65c24-11 35-16 43-19 5-3 9-4 9-10 0-5-4-10-10-10-3 0-4 0-6 4l-41 26 5-44c0-5 0-12-10-12-3 0-9 2-9 8 0 4 2 12 2 15 0 6 2 27 2 33l-39-26c-4-2-4-4-6-4-6 0-10 5-10 10 0 6 4 8 7 10l44 19c-25 10-35 14-43 18-6 1-8 4-8 8 0 6 4 10 10 10 2 0 2 0 6-2l39-28-4 48c0 7 6 10 9 10 5 0 10-3 10-10 0-2-1-11-1-14-2-5-4-27-4-34l36 24c7 6 7 6 11 6 6 0 10-4 10-10s-4-7-8-8z"><text:p/></draw:path><draw:path draw:style-name="gr3" draw:text-style-name="P25" svg:width="0.089cm" svg:height="0.2cm" svg:x="0.22cm" svg:y="0.219cm" svg:viewBox="0 0 90 201" svg:d="M83 12c0-5-4-12-12-12s-17 7-17 17c0 5 4 11 12 11 9 0 17-9 17-16zM22 162c-2 5-3 7-3 13 0 14 12 26 28 26 31 0 43-42 43-46s-3-4-5-4c-3 0-3 2-6 5-6 24-19 35-31 35-6 0-7-3-7-9 0-8 2-13 5-20 3-8 6-15 9-24 3-6 14-35 15-37s2-7 2-10c0-14-12-25-29-25-30 0-43 41-43 46 0 3 4 3 5 3 5 0 5-1 6-4 7-27 20-36 31-36 5 0 9 2 9 9s-3 12-10 30z"><text:p/></draw:path></draw:g></text:span><text:span text:style-name="T4">. Kwadrat tej wartości można interpretować jako miarę niewyjaśnionej wariancji przez model.</text:span></text:p>
      <text:h text:style-name="P23" text:outline-level="2">Załącznik: pełen kod modelu bayesowskiego dopasowującego sinusoidalną regresję</text:h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6">data {</text:p>
          </table:table-cell>
        </table:table-row>
        <table:table-row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Code"><text:s text:c="2"/>int&lt;lower=0&gt; n_times; // Number of time points</text:p>
          </table:table-cell>
        </table:table-row>
        <table:table-row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Code"><text:s text:c="2"/>real x[n_times]; //observed time points (not necessarily equally spaced)</text:p>
          </table:table-cell>
        </table:table-row>
        <table:table-row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Code"><text:s text:c="2"/>real&lt;lower=0&gt; period; // Period of the sinusoid component</text:p>
          </table:table-cell>
        </table:table-row>
        <table:table-row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Code"><text:s text:c="2"/>real y[n_times]; // observered values over time</text:p>
          </table:table-cell>
        </table:table-row>
        <table:table-row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Code"><text:s text:c="2"/>real&lt;lower=0&gt; sigma[n_times]; <text:s/>// observed standard dev. over time</text:p>
          </table:table-cell>
        </table:table-row>
        <table:table-row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Code"><text:s text:c="2"/>real prior_a; //prior for regression parameter</text:p>
          </table:table-cell>
        </table:table-row>
        <table:table-row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Code"><text:s text:c="2"/>real prior_b; //prior for regression parameter</text:p>
          </table:table-cell>
        </table:table-row>
        <table:table-row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7">}</text:p>
          </table:table-cell>
        </table:table-row>
        <table:table-row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Code"/>
          </table:table-cell>
        </table:table-row>
        <table:table-row>
          <table:table-cell table:style-name="Table1.A1" office:value-type="string">
            <text:p text:style-name="P14">11</text:p>
          </table:table-cell>
          <table:table-cell table:style-name="Table1.A1" office:value-type="string">
            <text:p text:style-name="Code">transformed data <text:s/>{</text:p>
          </table:table-cell>
        </table:table-row>
        <table:table-row>
          <table:table-cell table:style-name="Table1.A1" office:value-type="string">
            <text:p text:style-name="P14">12</text:p>
          </table:table-cell>
          <table:table-cell table:style-name="Table1.A1" office:value-type="string">
            <text:p text:style-name="Code"><text:s text:c="2"/>real pi=3.141593;</text:p>
          </table:table-cell>
        </table:table-row>
        <table:table-row>
          <table:table-cell table:style-name="Table1.A1" office:value-type="string">
            <text:p text:style-name="P14">13</text:p>
          </table:table-cell>
          <table:table-cell table:style-name="Table1.A1" office:value-type="string">
            <text:p text:style-name="P17">}<text:soft-page-break/></text:p>
          </table:table-cell>
        </table:table-row>
        <table:table-row>
          <table:table-cell table:style-name="Table1.A1" office:value-type="string">
            <text:p text:style-name="P14">14</text:p>
          </table:table-cell>
          <table:table-cell table:style-name="Table1.A1" office:value-type="string">
            <text:p text:style-name="Code"/>
          </table:table-cell>
        </table:table-row>
        <table:table-row>
          <table:table-cell table:style-name="Table1.A1" office:value-type="string">
            <text:p text:style-name="P14">15</text:p>
          </table:table-cell>
          <table:table-cell table:style-name="Table1.A1" office:value-type="string">
            <text:p text:style-name="Code">parameters {</text:p>
          </table:table-cell>
        </table:table-row>
        <table:table-row>
          <table:table-cell table:style-name="Table1.A1" office:value-type="string">
            <text:p text:style-name="P15">16</text:p>
          </table:table-cell>
          <table:table-cell table:style-name="Table1.A1" office:value-type="string">
            <text:p text:style-name="P16"><text:s text:c="2"/>real&lt;lower=0&gt; cnst;</text:p>
          </table:table-cell>
        </table:table-row>
        <table:table-row>
          <table:table-cell table:style-name="Table1.A1" office:value-type="string">
            <text:p text:style-name="P15">17</text:p>
          </table:table-cell>
          <table:table-cell table:style-name="Table1.A1" office:value-type="string">
            <text:p text:style-name="P16"><text:s text:c="2"/>real&lt;lower=0, upper=0.5&gt; fi; //phase</text:p>
          </table:table-cell>
        </table:table-row>
        <table:table-row>
          <table:table-cell table:style-name="Table1.A1" office:value-type="string">
            <text:p text:style-name="P15">18</text:p>
          </table:table-cell>
          <table:table-cell table:style-name="Table1.A1" office:value-type="string">
            <text:p text:style-name="P16"><text:s text:c="2"/>real a;</text:p>
          </table:table-cell>
        </table:table-row>
        <table:table-row>
          <table:table-cell table:style-name="Table1.A1" office:value-type="string">
            <text:p text:style-name="P15">19</text:p>
          </table:table-cell>
          <table:table-cell table:style-name="Table1.A1" office:value-type="string">
            <text:p text:style-name="P16"><text:s text:c="2"/>real b; //weight of the periodic component. Sign is inferred from the phase</text:p>
          </table:table-cell>
        </table:table-row>
        <table:table-row>
          <table:table-cell table:style-name="Table1.A1" office:value-type="string">
            <text:p text:style-name="P15">20</text:p>
          </table:table-cell>
          <table:table-cell table:style-name="Table1.A1" office:value-type="string">
            <text:p text:style-name="P16"><text:s text:c="2"/>real theta[n_times];</text:p>
          </table:table-cell>
        </table:table-row>
        <table:table-row>
          <table:table-cell table:style-name="Table1.A1" office:value-type="string">
            <text:p text:style-name="P15">21</text:p>
          </table:table-cell>
          <table:table-cell table:style-name="Table1.A1" office:value-type="string">
            <text:p text:style-name="P16"><text:s text:c="2"/>real&lt;lower=0&gt; tau; <text:s text:c="6"/>// variance between schools</text:p>
          </table:table-cell>
        </table:table-row>
        <table:table-row>
          <table:table-cell table:style-name="Table1.A1" office:value-type="string">
            <text:p text:style-name="P15">22</text:p>
          </table:table-cell>
          <table:table-cell table:style-name="Table1.A1" office:value-type="string">
            <text:p text:style-name="P17">}</text:p>
          </table:table-cell>
        </table:table-row>
        <table:table-row>
          <table:table-cell table:style-name="Table1.A1" office:value-type="string">
            <text:p text:style-name="P15">23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>24</text:p>
          </table:table-cell>
          <table:table-cell table:style-name="Table1.A1" office:value-type="string">
            <text:p text:style-name="P16">model {</text:p>
          </table:table-cell>
        </table:table-row>
        <table:table-row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16"><text:s text:c="2"/>a ~ cauchy(0, prior_a);</text:p>
          </table:table-cell>
        </table:table-row>
        <table:table-row>
          <table:table-cell table:style-name="Table1.A1" office:value-type="string">
            <text:p text:style-name="P15">26</text:p>
          </table:table-cell>
          <table:table-cell table:style-name="Table1.A1" office:value-type="string">
            <text:p text:style-name="P16"><text:s text:c="2"/>b ~ cauchy(0, prior_b);</text:p>
          </table:table-cell>
        </table:table-row>
        <table:table-row>
          <table:table-cell table:style-name="Table1.A1" office:value-type="string">
            <text:p text:style-name="P15">27</text:p>
          </table:table-cell>
          <table:table-cell table:style-name="Table1.A1" office:value-type="string">
            <text:p text:style-name="P16"><text:s text:c="2"/>for(i in 1:(n_times)) {</text:p>
          </table:table-cell>
        </table:table-row>
        <table:table-row>
          <table:table-cell table:style-name="Table1.A1" office:value-type="string">
            <text:p text:style-name="P15">28</text:p>
          </table:table-cell>
          <table:table-cell table:style-name="Table1.A1" office:value-type="string">
            <text:p text:style-name="P16"><text:s text:c="4"/>theta[i] ~ normal(cnst + a * x[i] + b * sin((x[i]/period + fi)*2*pi), tau); </text:p>
          </table:table-cell>
        </table:table-row>
        <table:table-row>
          <table:table-cell table:style-name="Table1.A1" office:value-type="string">
            <text:p text:style-name="P15">29</text:p>
          </table:table-cell>
          <table:table-cell table:style-name="Table1.A1" office:value-type="string">
            <text:p text:style-name="P16"><text:s text:c="4"/>y[i] ~ normal(theta[i], sigma[i]);</text:p>
          </table:table-cell>
        </table:table-row>
        <table:table-row>
          <table:table-cell table:style-name="Table1.A1" office:value-type="string">
            <text:p text:style-name="P15">30</text:p>
          </table:table-cell>
          <table:table-cell table:style-name="Table1.A1" office:value-type="string">
            <text:p text:style-name="P16"><text:s text:c="2"/>}</text:p>
          </table:table-cell>
        </table:table-row>
        <table:table-row>
          <table:table-cell table:style-name="Table1.A1" office:value-type="string">
            <text:p text:style-name="P15">31</text:p>
          </table:table-cell>
          <table:table-cell table:style-name="Table1.A1" office:value-type="string">
            <text:p text:style-name="P17">}</text:p>
          </table:table-cell>
        </table:table-row>
        <table:table-row>
          <table:table-cell table:style-name="Table1.A1" office:value-type="string">
            <text:p text:style-name="P15">32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>33</text:p>
          </table:table-cell>
          <table:table-cell table:style-name="Table1.A1" office:value-type="string">
            <text:p text:style-name="P16">generated quantities {</text:p>
          </table:table-cell>
        </table:table-row>
        <table:table-row>
          <table:table-cell table:style-name="Table1.A1" office:value-type="string">
            <text:p text:style-name="P15">34</text:p>
          </table:table-cell>
          <table:table-cell table:style-name="Table1.A1" office:value-type="string">
            <text:p text:style-name="P16"><text:s text:c="2"/>real pred_y[n_times];</text:p>
          </table:table-cell>
        </table:table-row>
        <table:table-row>
          <table:table-cell table:style-name="Table1.A1" office:value-type="string">
            <text:p text:style-name="P15">34</text:p>
          </table:table-cell>
          <table:table-cell table:style-name="Table1.A1" office:value-type="string">
            <text:p text:style-name="P16"><text:s text:c="2"/>for(i in 1:n_times)</text:p>
          </table:table-cell>
        </table:table-row>
        <table:table-row>
          <table:table-cell table:style-name="Table1.A1" office:value-type="string">
            <text:p text:style-name="P15">36</text:p>
          </table:table-cell>
          <table:table-cell table:style-name="Table1.A1" office:value-type="string">
            <text:p text:style-name="P16"><text:s text:c="4"/>pred_y[i] = cnst + a * x[i] + b * sin((x[i]/period + fi)*2*pi);</text:p>
          </table:table-cell>
        </table:table-row>
        <table:table-row>
          <table:table-cell table:style-name="Table1.A1" office:value-type="string">
            <text:p text:style-name="P15">37</text:p>
          </table:table-cell>
          <table:table-cell table:style-name="Table1.A1" office:value-type="string">
            <text:p text:style-name="P17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ira Code" svg:font-family="'Fira Code'" style:font-pitch="fixed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Text_20_body">
      <style:paragraph-properties fo:margin-top="0cm" fo:margin-bottom="0.046cm" loext:contextual-spacing="false" fo:line-height="100%"/>
      <style:text-properties style:font-name="Fira Code" fo:font-family="'Fira Code'" style:font-pitch="fixed" fo:font-size="10pt" officeooo:rsid="00226aba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8:56:05.065971499</meta:creation-date>
    <dc:date>2018-01-04T18:28:46.784000000</dc:date>
    <meta:editing-duration>P1DT5H16M42S</meta:editing-duration>
    <meta:editing-cycles>18</meta:editing-cycles>
    <meta:generator>LibreOffice/5.4.4.2$Windows_X86_64 LibreOffice_project/2524958677847fb3bb44820e40380acbe820f960</meta:generator>
    <meta:document-statistic meta:table-count="1" meta:image-count="0" meta:object-count="0" meta:page-count="3" meta:paragraph-count="93" meta:word-count="645" meta:character-count="4575" meta:non-whitespace-character-count="3937"/>
  </office:meta>
</office:document-meta>
</file>